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6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3.933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7.255cm"/>
    </style:style>
    <style:style style:name="co7" style:family="table-column">
      <style:table-column-properties fo:break-before="auto" style:column-width="5.276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45cm" fo:break-before="auto" style:use-optimal-row-height="false"/>
    </style:style>
    <style:style style:name="ro4" style:family="table-row">
      <style:table-row-properties style:row-height="1.919cm" fo:break-before="auto" style:use-optimal-row-height="fals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3.085cm" fo:break-before="auto" style:use-optimal-row-height="false"/>
    </style:style>
    <style:style style:name="ro7" style:family="table-row">
      <style:table-row-properties style:row-height="3.041cm" fo:break-before="auto" style:use-optimal-row-height="false"/>
    </style:style>
    <style:style style:name="ro8" style:family="table-row">
      <style:table-row-properties style:row-height="5.913cm" fo:break-before="auto" style:use-optimal-row-height="false"/>
    </style:style>
    <style:style style:name="ro9" style:family="table-row">
      <style:table-row-properties style:row-height="3.258cm" fo:break-before="auto" style:use-optimal-row-height="false"/>
    </style:style>
    <style:style style:name="ro10" style:family="table-row">
      <style:table-row-properties style:row-height="2.697cm" fo:break-before="auto" style:use-optimal-row-height="false"/>
    </style:style>
    <style:style style:name="ro11" style:family="table-row">
      <style:table-row-properties style:row-height="1.704cm" fo:break-before="auto" style:use-optimal-row-height="false"/>
    </style:style>
    <style:style style:name="ro12" style:family="table-row">
      <style:table-row-properties style:row-height="1.662cm" fo:break-before="auto" style:use-optimal-row-height="false"/>
    </style:style>
    <style:style style:name="ro13" style:family="table-row">
      <style:table-row-properties style:row-height="2.027cm" fo:break-before="auto" style:use-optimal-row-height="false"/>
    </style:style>
    <style:style style:name="ro14" style:family="table-row">
      <style:table-row-properties style:row-height="2.593cm" fo:break-before="auto" style:use-optimal-row-height="false"/>
    </style:style>
    <style:style style:name="ro15" style:family="table-row">
      <style:table-row-properties style:row-height="2.48cm" fo:break-before="auto" style:use-optimal-row-height="false"/>
    </style:style>
    <style:style style:name="ro16" style:family="table-row">
      <style:table-row-properties style:row-height="3.064cm" fo:break-before="auto" style:use-optimal-row-height="false"/>
    </style:style>
    <style:style style:name="ro17" style:family="table-row">
      <style:table-row-properties style:row-height="1.984cm" fo:break-before="auto" style:use-optimal-row-height="false"/>
    </style:style>
    <style:style style:name="ro18" style:family="table-row">
      <style:table-row-properties style:row-height="1.898cm" fo:break-before="auto" style:use-optimal-row-height="false"/>
    </style:style>
    <style:style style:name="ro19" style:family="table-row">
      <style:table-row-properties style:row-height="2.244cm" fo:break-before="auto" style:use-optimal-row-height="fals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3.819cm" fo:break-before="auto" style:use-optimal-row-height="fals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2.309cm" fo:break-before="auto" style:use-optimal-row-height="false"/>
    </style:style>
    <style:style style:name="ro24" style:family="table-row">
      <style:table-row-properties style:row-height="2.332cm" fo:break-before="auto" style:use-optimal-row-height="false"/>
    </style:style>
    <style:style style:name="ro25" style:family="table-row">
      <style:table-row-properties style:row-height="2.3cm" fo:break-before="auto" style:use-optimal-row-height="false"/>
    </style:style>
    <style:style style:name="ro26" style:family="table-row">
      <style:table-row-properties style:row-height="1.939cm" fo:break-before="auto" style:use-optimal-row-height="false"/>
    </style:style>
    <style:style style:name="ro27" style:family="table-row">
      <style:table-row-properties style:row-height="3.701cm" fo:break-before="auto" style:use-optimal-row-height="false"/>
    </style:style>
    <style:style style:name="ro28" style:family="table-row">
      <style:table-row-properties style:row-height="2.295cm" fo:break-before="auto" style:use-optimal-row-height="false"/>
    </style:style>
    <style:style style:name="ro29" style:family="table-row">
      <style:table-row-properties style:row-height="1.563cm" fo:break-before="auto" style:use-optimal-row-height="false"/>
    </style:style>
    <style:style style:name="ro30" style:family="table-row">
      <style:table-row-properties style:row-height="3.905cm" fo:break-before="auto" style:use-optimal-row-height="false"/>
    </style:style>
    <style:style style:name="ro31" style:family="table-row">
      <style:table-row-properties style:row-height="1.295cm" fo:break-before="auto" style:use-optimal-row-height="false"/>
    </style:style>
    <style:style style:name="ro32" style:family="table-row">
      <style:table-row-properties style:row-height="2.33cm" fo:break-before="auto" style:use-optimal-row-height="false"/>
    </style:style>
    <style:style style:name="ro33" style:family="table-row">
      <style:table-row-properties style:row-height="1.423cm" fo:break-before="auto" style:use-optimal-row-height="false"/>
    </style:style>
    <style:style style:name="ro34" style:family="table-row">
      <style:table-row-properties style:row-height="0.684cm" fo:break-before="auto" style:use-optimal-row-height="true"/>
    </style:style>
    <style:style style:name="ro35" style:family="table-row">
      <style:table-row-properties style:row-height="0.841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3.15cm" fo:break-before="auto" style:use-optimal-row-height="false"/>
    </style:style>
    <style:style style:name="ro38" style:family="table-row">
      <style:table-row-properties style:row-height="2.263cm" fo:break-before="auto" style:use-optimal-row-height="true"/>
    </style:style>
    <style:style style:name="ro39" style:family="table-row">
      <style:table-row-properties style:row-height="3.452cm" fo:break-before="auto" style:use-optimal-row-height="false"/>
    </style:style>
    <style:style style:name="ro40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justify" fo:margin-left="0cm"/>
      <style:text-properties fo:font-size="8pt" style:font-size-asian="8pt" style:font-size-complex="8pt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justify" fo:margin-left="0cm"/>
      <style:text-properties style:font-name="Arial"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justify" fo:margin-left="0cm"/>
      <style:text-properties style:font-name="Arial" fo:font-size="8pt" style:font-size-asian="8pt" style:font-size-complex="8pt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justify" fo:margin-left="0cm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justify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color="#3deb3d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color="#23ff23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color="#00ff00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style:use-window-font-color="true" fo:font-size="8pt" style:font-size-asian="8pt" style:font-size-complex="8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justify" fo:margin-left="0cm"/>
      <style:text-properties fo:color="#00ff00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color="#00ff00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color="#00ff00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0047ff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0000ff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justify" fo:margin-left="0cm"/>
      <style:text-properties fo:color="#ff0000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  <style:text-properties fo:color="#ffd320" fo:font-size="8pt" style:font-size-asian="8pt" style:font-size-complex="8pt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justify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color="#0000ff"/>
    </style:style>
    <style:style style:name="ce40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="0.002cm solid #000000"/>
      <style:text-properties fo:color="#0000ff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fo:color="#00ff00"/>
    </style:style>
    <style:style style:name="T2" style:family="text">
      <style:text-properties fo:color="#ff3366"/>
    </style:style>
    <style:style style:name="T3" style:family="text">
      <style:text-properties fo:color="#0000ff"/>
    </style:style>
    <style:style style:name="T4" style:family="text">
      <style:text-properties fo:color="#ffd320"/>
    </style:style>
  </office:automatic-styles>
  <office:body>
    <office:spreadsheet>
      <table:table table:name="Hoj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26"/>
        <table:table-column table:style-name="co8" table:default-cell-style-name="ce36"/>
        <table:table-column table:style-name="co10" table:default-cell-style-name="Default"/>
        <table:table-column table:style-name="co8" table:number-columns-repeated="2" table:default-cell-style-name="Default"/>
        <table:table-header-rows>
          <table:table-row table:style-name="ro1">
            <table:table-cell table:style-name="ce1" office:value-type="string">
              <text:p>UNIVERSIDAD NACIONAL PEDRO RUIZ GALLO</text:p>
            </table:table-cell>
            <table:table-cell table:style-name="Default" table:number-columns-repeated="7"/>
            <table:table-cell table:number-columns-repeated="2"/>
            <table:table-cell table:style-name="ce1"/>
          </table:table-row>
          <table:table-row table:style-name="ro1">
            <table:table-cell table:style-name="ce1" office:value-type="string">
              <text:p>FACULTAD DE INGENIERIA CIVIL DE SISTEMAS Y DE ARQUITECTURA</text:p>
            </table:table-cell>
            <table:table-cell table:style-name="Default" table:number-columns-repeated="7"/>
            <table:table-cell table:number-columns-repeated="2"/>
            <table:table-cell table:style-name="ce1"/>
          </table:table-row>
          <table:table-row table:style-name="ro1">
            <table:table-cell table:style-name="ce1" office:value-type="string">
              <text:p>CENTRO DE PROYECCION SOCIAL Y EXTENSI{ON UNIVERSITARIA</text:p>
            </table:table-cell>
            <table:table-cell table:style-name="Default" table:number-columns-repeated="7"/>
            <table:table-cell table:number-columns-repeated="2"/>
            <table:table-cell table:style-name="ce1"/>
          </table:table-row>
          <table:table-row table:style-name="ro1">
            <table:table-cell table:style-name="ce1"/>
            <table:table-cell table:style-name="Default" table:number-columns-repeated="7"/>
            <table:table-cell table:number-columns-repeated="2"/>
            <table:table-cell table:style-name="ce1"/>
          </table:table-row>
          <table:table-row table:style-name="ro1">
            <table:table-cell table:style-name="ce2" office:value-type="string" table:number-columns-spanned="8" table:number-rows-spanned="1">
              <text:p>PROYECTOS CULMINADOS, EN EJECUCION Y NO EJECUTADOS AÑO 2010</text:p>
            </table:table-cell>
            <table:covered-table-cell table:style-name="Default"/>
            <table:covered-table-cell table:style-name="Default"/>
            <table:covered-table-cell table:style-name="Default"/>
            <table:covered-table-cell table:style-name="Default"/>
            <table:covered-table-cell table:style-name="Default"/>
            <table:covered-table-cell table:style-name="Default"/>
            <table:covered-table-cell table:style-name="Default"/>
            <table:table-cell table:number-columns-repeated="2"/>
            <table:table-cell table:style-name="ce1"/>
          </table:table-row>
          <table:table-row table:style-name="ro1">
            <table:table-cell table:style-name="Default" table:number-columns-repeated="8"/>
            <table:table-cell table:number-columns-repeated="3"/>
          </table:table-row>
          <table:table-row table:style-name="ro2">
            <table:table-cell table:style-name="ce3" office:value-type="string">
              <text:p>Nº</text:p>
            </table:table-cell>
            <table:table-cell table:style-name="ce3" office:value-type="string">
              <text:p>FECHA</text:p>
            </table:table-cell>
            <table:table-cell table:style-name="ce3" office:value-type="string">
              <text:p>DOCUMENTO</text:p>
            </table:table-cell>
            <table:table-cell table:style-name="ce3" office:value-type="string">
              <text:p>SOLICITANTE</text:p>
            </table:table-cell>
            <table:table-cell table:style-name="ce3" office:value-type="string">
              <text:p>PROYECTO SOLICITADO</text:p>
            </table:table-cell>
            <table:table-cell table:style-name="ce3" office:value-type="string">
              <text:p>RESPONSABLE (S)</text:p>
            </table:table-cell>
            <table:table-cell table:style-name="ce3" office:value-type="string">
              <text:p>ESC</text:p>
            </table:table-cell>
            <table:table-cell table:style-name="ce3" office:value-type="string">
              <text:p>CONDICION</text:p>
            </table:table-cell>
            <table:table-cell table:number-columns-repeated="3"/>
          </table:table-row>
        </table:table-header-rows>
        <table:table-row table:style-name="ro3">
          <table:table-cell office:value-type="float" office:value="1">
            <text:p>1</text:p>
          </table:table-cell>
          <table:table-cell office:value-type="date" office:date-value="2010-01-13">
            <text:p>13/01/10</text:p>
          </table:table-cell>
          <table:table-cell office:value-type="string">
            <text:p>EXP. Nº0156-2010-FICSA-D</text:p>
          </table:table-cell>
          <table:table-cell office:value-type="string">
            <text:p>IMPORTACIONES CHANCAFE Q</text:p>
          </table:table-cell>
          <table:table-cell office:value-type="string">
            <text:p>MANTENIMIENTO Y REPARACION DE EQUIPOS DE COMPUTO</text:p>
          </table:table-cell>
          <table:table-cell office:value-type="string">
            <text:p>RAMOS PATAZCA JESSICA YANNET-ASESOR ING. LUIS DAVILA HURTADO</text:p>
          </table:table-cell>
          <table:table-cell office:value-type="string">
            <text:p>IS</text:p>
          </table:table-cell>
          <table:table-cell table:style-name="ce35"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date" office:date-value="2010-01-26">
            <text:p>26/01/10</text:p>
          </table:table-cell>
          <table:table-cell office:value-type="string">
            <text:p>EXP. Nº0252-2010-FICSA-D</text:p>
          </table:table-cell>
          <table:table-cell office:value-type="string">
            <text:p>COLEGIO MILITAR ELIAS AGUIRRE APAFA 2010-2011-PIMENTEL</text:p>
          </table:table-cell>
          <table:table-cell office:value-type="string">
            <text:p>REMODELACION DE BAÑOS Y DUCHAS DE LOS CADETES DE 4TO. Y 5TO. DE SECUNDARIA Y ELABORAR PERFIL TECNICO DEL NUEVO COLISEO</text:p>
          </table:table-cell>
          <table:table-cell office:value-type="string">
            <text:p>ARQ. JOSE BALTAZAR FLORES MINO</text:p>
          </table:table-cell>
          <table:table-cell office:value-type="string">
            <text:p>ARQ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10-01-26">
            <text:p>26/01/10</text:p>
          </table:table-cell>
          <table:table-cell office:value-type="string">
            <text:p>EXP. Nº0333-2010-FICSA-D</text:p>
          </table:table-cell>
          <table:table-cell office:value-type="string">
            <text:p>SINDICATO UNICO DE TRABAJADORES-UNPRG</text:p>
          </table:table-cell>
          <table:table-cell office:value-type="string">
            <text:p>DISEÑO DE LA PAGINA WEB DEL SUTA DE LA UNPRG</text:p>
          </table:table-cell>
          <table:table-cell office:value-type="string">
            <text:p>GONZALES PISFIL KATHERINE JANNET-ASESORA: ING. MARIA DE LOS ANGELES GUZMAN VALLE</text:p>
          </table:table-cell>
          <table:table-cell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10-02-04">
            <text:p>04/02/10</text:p>
          </table:table-cell>
          <table:table-cell office:value-type="string">
            <text:p>EXP. Nº0459-2010-FICSA-D</text:p>
          </table:table-cell>
          <table:table-cell office:value-type="string">
            <text:p>I.E.S.M. MANUEL GONZALES PRADA – PIMENTEL</text:p>
          </table:table-cell>
          <table:table-cell office:value-type="string">
            <text:p>APOYO PARA CAPACITACION A PERSONAL DOCENTE</text:p>
          </table:table-cell>
          <table:table-cell table:style-name="ce19" office:value-type="string">
            <text:p>PROYECTO NO EJECUTADO</text:p>
          </table:table-cell>
          <table:table-cell table:style-name="ce27"/>
          <table:table-cell table:style-name="ce4" office:value-type="string">
            <text:p>PUBLICADO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10-02-10">
            <text:p>10/02/10</text:p>
          </table:table-cell>
          <table:table-cell office:value-type="string">
            <text:p>EXP. Nº0646-2010-FICSA-D</text:p>
          </table:table-cell>
          <table:table-cell office:value-type="string">
            <text:p>GOBIERNO POLITICO DE LAMBAYEQUE</text:p>
          </table:table-cell>
          <table:table-cell office:value-type="string">
            <text:p>APOYO PARA ELABORACION DE PROYECTOS DE LOS NUCLEOS EJECUTORES D. URGENCIA 085-2009</text:p>
          </table:table-cell>
          <table:table-cell office:value-type="string">
            <text:p>HUMANCHUMO CHUNGA SERGIO ANTONIO Y HUAMAN TORRES YOHAN-ASESOR: ING. ROGER ANTONIO ANAYA MORALES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10-02-11">
            <text:p>11/02/10</text:p>
          </table:table-cell>
          <table:table-cell office:value-type="string">
            <text:p>EXP. Nº0683-2010-FICSA-D</text:p>
          </table:table-cell>
          <table:table-cell office:value-type="string">
            <text:p>.I.E. INICIAL Nº008 “NIÑOS MENSAJEROS DE LA PAZ</text:p>
          </table:table-cell>
          <table:table-cell office:value-type="string">
            <text:p>PREPARACION DEL PERFIL PARA LA CONSTRUCCION DE AULA MULTIUSOS</text:p>
          </table:table-cell>
          <table:table-cell office:value-type="string">
            <text:p>CHILON RIMARACHIN CRISTIAN LINO-ASESOR: ING. CESAR CONSTANTE CALONGE SANTANDER</text:p>
          </table:table-cell>
          <table:table-cell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date" office:date-value="2010-02-11">
            <text:p>11/02/10</text:p>
          </table:table-cell>
          <table:table-cell office:value-type="string">
            <text:p>EXP. Nº0699-2010-FICSA-D</text:p>
          </table:table-cell>
          <table:table-cell office:value-type="string">
            <text:p>GOBERNACION PROVINCIAL DE LAMBAYEQUE</text:p>
          </table:table-cell>
          <table:table-cell office:value-type="string">
            <text:p>ELABORACION DE PROYECTOS PARA LA CONSTRUCCION DE CARRETERAS Y POSTAS MEDICAS</text:p>
          </table:table-cell>
          <table:table-cell office:value-type="string">
            <text:p>ING. ROGER ANTONIO ANAYA MORALES Y EL ING. SERRANO ZELADA OVIDIO</text:p>
          </table:table-cell>
          <table:table-cell office:value-type="string">
            <text:p>IC</text:p>
          </table:table-cell>
          <table:table-cell table:style-name="ce4" office:value-type="string">
            <text:p>PUBLICADO-<text:span text:style-name="T3">EN </text:span><text:span text:style-name="T3">EJECUCION</text:span>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date" office:date-value="2010-02-19">
            <text:p>19/02/10</text:p>
          </table:table-cell>
          <table:table-cell office:value-type="string">
            <text:p>EXP. Nº0775-2010-FICSA-D</text:p>
          </table:table-cell>
          <table:table-cell office:value-type="string">
            <text:p>UNPRG-OFICINA CENTRAL DE ASESORIA JURIDICA</text:p>
          </table:table-cell>
          <table:table-cell office:value-type="string">
            <text:p>ESTUDIO DEL SITIO ARQUEOLOGICO CERRO CABALLO BLANCO Y POPAN BAJO (ZAÑA)</text:p>
          </table:table-cell>
          <table:table-cell office:value-type="string">
            <text:p>ARQ. JORGE TEODORO COSMOPOLIS BULLON Y HAYDEE YSABEL DEL PILAR CHIRINOS CUADROS</text:p>
          </table:table-cell>
          <table:table-cell office:value-type="string">
            <text:p>ARQ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0-02-25">
            <text:p>25/02/10</text:p>
          </table:table-cell>
          <table:table-cell office:value-type="string">
            <text:p>EXP. Nº0873-2010-FICSA-D</text:p>
          </table:table-cell>
          <table:table-cell office:value-type="string">
            <text:p>CASERIO CRUZ DE PAREDONES-DISTRITO DE MORROPE</text:p>
          </table:table-cell>
          <table:table-cell office:value-type="string">
            <text:p>ELABORAR UN PROYECTO SOBRE INSTALACIÓN DE AGUA POTABLE</text:p>
          </table:table-cell>
          <table:table-cell table:style-name="ce20" office:value-type="string">
            <text:p>PROYECTO NO EJECUTADO</text:p>
          </table:table-cell>
          <table:table-cell table:style-name="ce28"/>
          <table:table-cell table:style-name="ce4" office:value-type="string">
            <text:p>PUBLICADO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date" office:date-value="2010-03-15">
            <text:p>15/03/10</text:p>
          </table:table-cell>
          <table:table-cell office:value-type="string">
            <text:p>EXP. Nº1223-2010-FICSA-D</text:p>
          </table:table-cell>
          <table:table-cell office:value-type="string">
            <text:p>TENIENTE GOBERNADOR DEL P.J. SAN MARTIN LAMBAYEQUE</text:p>
          </table:table-cell>
          <table:table-cell office:value-type="string">
            <text:p>INFORMES TECNICOS EN TRABAJOS, 1.Tanque Elevado, 2.Pavimentación más de 100 cuadras, 3. Alcantarillado y agua potable, 4. Electrificación, 5. Posta médica o Centro de Salud, 6. Colegios Estatales, 7. Mercado de Abastos </text:p>
          </table:table-cell>
          <table:table-cell table:style-name="ce20" office:value-type="string">
            <text:p>PROYECTO NO EJECUTADO</text:p>
          </table:table-cell>
          <table:table-cell table:style-name="ce28"/>
          <table:table-cell table:style-name="ce4" office:value-type="string">
            <text:p>PUBLICADO</text:p>
          </table:table-cell>
          <table:table-cell table:number-columns-repeated="3"/>
        </table:table-row>
        <table:table-row table:style-name="ro7">
          <table:table-cell office:value-type="float" office:value="11">
            <text:p>11</text:p>
          </table:table-cell>
          <table:table-cell office:value-type="date" office:date-value="2010-03-15">
            <text:p>15/03/10</text:p>
          </table:table-cell>
          <table:table-cell office:value-type="string">
            <text:p>EXP. Nº1322-2010-FICSA-D</text:p>
          </table:table-cell>
          <table:table-cell office:value-type="string">
            <text:p>MORADORES CALLE LA ENSENADA PROLONGACION ETEN-URB. LOS JARDINES DE SANTA ROSA-CHIICLAYO</text:p>
          </table:table-cell>
          <table:table-cell office:value-type="string">
            <text:p>PAVIMENTACIÓN DE PISTA (ESTUDIO DE SUELOS)</text:p>
          </table:table-cell>
          <table:table-cell office:value-type="string">
            <text:p>ALARCON HURTADO PERCY-DIAZ BENAVIDES JHOSHIN-CAMPOS VASQUEZ JUAN-LEONARDO CORONEL BEDER-SALAZAR CHONATE FREDDY-RENTERIA CEDANO ROBERTO-ASESOR: ING. M.C. WALTER MORALES UCHOFEN</text:p>
          </table:table-cell>
          <table:table-cell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8">
          <table:table-cell office:value-type="float" office:value="12">
            <text:p>12</text:p>
          </table:table-cell>
          <table:table-cell office:value-type="date" office:date-value="2010-03-18">
            <text:p>18/03/10</text:p>
          </table:table-cell>
          <table:table-cell office:value-type="string">
            <text:p>EXP. Nº1488-2010-FICSA-D</text:p>
          </table:table-cell>
          <table:table-cell office:value-type="string">
            <text:p>PARROQUIA SAN PEDRO – LAMBAYEQUE – DIOCESIS DE CHICLAYO </text:p>
          </table:table-cell>
          <table:table-cell office:value-type="string">
            <text:p>ESTUDIO DE SUELOS CON FINES DE CIMENTACIÓN DEL COMPLEJO PARROQUIAL LAS DUNAS – LAMBAYEQUE</text:p>
          </table:table-cell>
          <table:table-cell office:value-type="string">
            <text:p>CABREJOS TORRES SENNE-CHAPOÑAN ACOSTA JOSÉ-CHOROCO MENA IMER-FARRO RIVADENEIRA DAVID-GALVEZ DELGADO JUDITH-GUERRERO SERRANO LUIS-MORALES MILLONES DESGNER-PEREZ BECERRA JOSÉ CARLOS-QUINCHO OLIVA PETER-RIVERA FLORES EDGAR ROLANDO-RODRIGUEZ RAMIREZ LUIS-SANCHEZ DELGADO CARLOS-TAPIA CHAMBERGO ELMER-VIDARTE COTRINA LORENA-ASESOR: ING. ROGER ANAYA MORALES</text:p>
          </table:table-cell>
          <table:table-cell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9">
          <table:table-cell office:value-type="float" office:value="13">
            <text:p>13</text:p>
          </table:table-cell>
          <table:table-cell office:value-type="date" office:date-value="2010-03-18">
            <text:p>18/03/10</text:p>
          </table:table-cell>
          <table:table-cell office:value-type="string">
            <text:p>EXP. Nº1430-2010-FICSA-D</text:p>
          </table:table-cell>
          <table:table-cell office:value-type="string">
            <text:p>RECTORADO – OFICINA CENTRAL DE PLANIFICACIÓN</text:p>
          </table:table-cell>
          <table:table-cell office:value-type="string">
            <text:p>ESTUDIO DE MECANICA DE SUELOS CON FINES DE CIMENTACIÓN DEL PROYECTO DE INVERSIÓN PUBLICA “MEJORA DEL SERVICIO DE PROYECCIÓN SOCIAL ACADEMICO, MEDIANTE EVENTOS DE COBERTURA REGIONAL Y NACIONAL DE LA UNPRG (AUDITORIO CON CAPACIDAD PARA 1800 PERSONAS) </text:p>
          </table:table-cell>
          <table:table-cell office:value-type="string">
            <text:p>CORONADO BURGA CARLOS-GOMEZ RUIZ JIMM <text:s/>JONATHAN-LACHIRA FLORES SAUL ANTONIO-QUIROZ IZQUIERDO ROGER-VASQUEZ MEDINA LUIS ENRIQUE-VILLALOBOS CARRANZA ELENA-ASESOR: ING. EMILIO DE LA ROSA RIOS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0">
          <table:table-cell office:value-type="float" office:value="14">
            <text:p>14</text:p>
          </table:table-cell>
          <table:table-cell office:value-type="date" office:date-value="2010-03-30">
            <text:p>30/03/10</text:p>
          </table:table-cell>
          <table:table-cell office:value-type="string">
            <text:p>EXP. Nº2056-2010-FICSA-D</text:p>
          </table:table-cell>
          <table:table-cell office:value-type="string">
            <text:p>CONSORCIO PRE UNIVERSITARIO</text:p>
          </table:table-cell>
          <table:table-cell office:value-type="string">
            <text:p>CAPACITACIÓN EN SOFTWARE LIBRE</text:p>
          </table:table-cell>
          <table:table-cell office:value-type="string">
            <text:p>CALDERON RUBIO ALEJANDRO-CARMEN CARREÑO MARTÍN-CISNEROS TORRES CESAR-FIESTAS GUARNIZ JOSE-GONZALES MURRUGARRA JOSÉ, SANDOVAL NIÑO LIRIO-ASESOR: ING. CESAR AUGUSTO GUZMAN VALLE</text:p>
          </table:table-cell>
          <table:table-cell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11">
          <table:table-cell office:value-type="float" office:value="15">
            <text:p>15</text:p>
          </table:table-cell>
          <table:table-cell office:value-type="date" office:date-value="2010-03-31">
            <text:p>31/03/10</text:p>
          </table:table-cell>
          <table:table-cell office:value-type="string">
            <text:p>EXP. Nº2056-2010-FICSA-D</text:p>
          </table:table-cell>
          <table:table-cell office:value-type="string">
            <text:p>I.E.Nº11037 ANTONIA ZAPATA JORDAN</text:p>
          </table:table-cell>
          <table:table-cell office:value-type="string">
            <text:p>CREACIÓN DE PAGINA WEB-CREACIÓN Y DISEÑO DEL SITIO WEB PARA LA I. EDUCATIVA</text:p>
          </table:table-cell>
          <table:table-cell office:value-type="string">
            <text:p>GARCIA HEREDIA LUIS ALBERTO-BARBOZA FERNANDEZ ANYLU-ASESOR: ING. GILBERTO MARTÍN AMPUERO PASCO</text:p>
          </table:table-cell>
          <table:table-cell office:value-type="string">
            <text:p>IS</text:p>
          </table:table-cell>
          <table:table-cell table:style-name="ce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2">
          <table:table-cell office:value-type="float" office:value="16">
            <text:p>16</text:p>
          </table:table-cell>
          <table:table-cell office:value-type="date" office:date-value="2010-04-07">
            <text:p>07/04/10</text:p>
          </table:table-cell>
          <table:table-cell office:value-type="string">
            <text:p>EXP. Nº1774-2010-FICSA-D</text:p>
          </table:table-cell>
          <table:table-cell office:value-type="string">
            <text:p>MULTISERVIS LUIS ALBERTO S.R.L.</text:p>
          </table:table-cell>
          <table:table-cell office:value-type="string">
            <text:p>IMPORTANCIA DE LAS TECNOLOGIAS DE INFORMACIÓN ¿PORQUE? Y ¿COMO? IMPLEMENTARLO EN LOS NEGOCIOS</text:p>
          </table:table-cell>
          <table:table-cell office:value-type="string">
            <text:p>ALTAMIRANO MENOR CESAR-PEREZ FUENTES FRAN DAVID-ASESOR: ING. M.A. EDWARD RONALD HARO MALDONADO</text:p>
          </table:table-cell>
          <table:table-cell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10-04-09">
            <text:p>09/04/10</text:p>
          </table:table-cell>
          <table:table-cell office:value-type="string">
            <text:p>EXP. Nº1872-2010-FICSA-D</text:p>
          </table:table-cell>
          <table:table-cell office:value-type="string">
            <text:p>ONG. D.A.S.</text:p>
          </table:table-cell>
          <table:table-cell office:value-type="string">
            <text:p>DESARROLLO E IMPLEMENTACIÓN DE UN PORTAL WEB PARA LA ONG D.A.S.</text:p>
          </table:table-cell>
          <table:table-cell office:value-type="string">
            <text:p>CAPUÑAY UCEDA CARLOS-ASESOR: ING. LUIS ALBERTO DÁVILA HURTADO</text:p>
          </table:table-cell>
          <table:table-cell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10-04-22">
            <text:p>22/04/10</text:p>
          </table:table-cell>
          <table:table-cell office:value-type="string">
            <text:p>EXP. Nº2152-2010-FICSA-D</text:p>
          </table:table-cell>
          <table:table-cell office:value-type="string">
            <text:p>HERMANITA DE LOS ANCIANOS DESAMPARADOS “HOGAR SAN JOSÉ”</text:p>
          </table:table-cell>
          <table:table-cell office:value-type="string">
            <text:p>DISEÑO ESTRUCTURAL DEL HOGAR DE ANCIANOS SAN JOSE</text:p>
          </table:table-cell>
          <table:table-cell office:value-type="string">
            <text:p>VASQUEZ ALTAMIRANO VICTOR-SILVA CASTILLO HELI ALEJANDRO-ASESOR: ING. JORGE RAMOS CHIMPEN-<text:span text:style-name="T1">PROYECTO NO </text:span><text:span text:style-name="T1">EJECUTADO</text:span></text:p>
          </table:table-cell>
          <table:table-cell office:value-type="string">
            <text:p>IC</text:p>
          </table:table-cell>
          <table:table-cell table:style-name="ce4" office:value-type="string">
            <text:p>LOS INTERESADOS, DEJARON SIN EFECTO-<text:span text:style-name="T4">NO </text:span><text:span text:style-name="T4">EJECUTADO</text:span>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10-05-12">
            <text:p>12/05/10</text:p>
          </table:table-cell>
          <table:table-cell office:value-type="string">
            <text:p>EXP. Nº2491-2010-FICSA-D</text:p>
          </table:table-cell>
          <table:table-cell office:value-type="string">
            <text:p>I.E “MONSEÑOR JUAN TOMIS STACK-CHICLAYO”</text:p>
          </table:table-cell>
          <table:table-cell office:value-type="string">
            <text:p>LEVANTAMIENTO DE MAQUETA ARQUITECTONICA</text:p>
          </table:table-cell>
          <table:table-cell table:style-name="ce21" office:value-type="string">
            <text:p>PROYECTO NO EJECUTADO</text:p>
          </table:table-cell>
          <table:table-cell/>
          <table:table-cell table:style-name="ce37"/>
          <table:table-cell table:number-columns-repeated="3"/>
        </table:table-row>
        <table:table-row table:style-name="ro13">
          <table:table-cell office:value-type="float" office:value="20">
            <text:p>20</text:p>
          </table:table-cell>
          <table:table-cell table:style-name="ce7" office:value-type="date" office:date-value="2010-05-26" table:number-columns-spanned="1" table:number-rows-spanned="2">
            <text:p>26/05/10</text:p>
          </table:table-cell>
          <table:table-cell table:style-name="ce13" office:value-type="string" table:number-columns-spanned="1" table:number-rows-spanned="2">
            <text:p>EXP. Nº2665-2010-FICSA-D</text:p>
          </table:table-cell>
          <table:table-cell table:style-name="ce13" office:value-type="string" table:number-columns-spanned="1" table:number-rows-spanned="2">
            <text:p>UNPRG-OFICINA CENTRAL DE PLANIFICACIÓN </text:p>
          </table:table-cell>
          <table:table-cell office:value-type="string">
            <text:p>MEJORA DEL SERVICIO DE ADMISIIÓN DE LA UNPRG-</text:p>
          </table:table-cell>
          <table:table-cell office:value-type="string">
            <text:p>CAMACHO PEREZ JULIO CESAR-SAMPEN HUAMAN JUAN CARLOS-MARTINEZ DE LA CRUZ JUAN ROSEL-ASESORA: ING. YRMA RODRIGUEZ LLONTOP</text:p>
          </table:table-cell>
          <table:table-cell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14">
          <table:table-cell office:value-type="float" office:value="21">
            <text:p>21</text:p>
          </table:table-cell>
          <table:covered-table-cell table:style-name="ce7"/>
          <table:covered-table-cell table:style-name="ce13"/>
          <table:covered-table-cell table:style-name="ce13"/>
          <table:table-cell office:value-type="string">
            <text:p>MEJORA DE LAS CONDICIONES DE FORMACIÓN PRÁCTICA DE LA FACULTAD DE CIENCIAS BIOLOGICAS</text:p>
          </table:table-cell>
          <table:table-cell office:value-type="string">
            <text:p>ALBUJAR BARREDO ANA ISABEL-CASTRO DÍAZ FREDY EMERSON-JORDAN CHAFLOQUE HILARIO-SAUCEDO SOSA MANUEL NEPTALI-SEYTUQUE CHAFLOQUE TERESA CRISTINA-ASESOR: ING. OMAR CORONADO ZULOETA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5">
          <table:table-cell table:style-name="ce5" office:value-type="float" office:value="22">
            <text:p>22</text:p>
          </table:table-cell>
          <table:table-cell office:value-type="date" office:date-value="2010-05-26">
            <text:p>26/05/10</text:p>
          </table:table-cell>
          <table:table-cell office:value-type="string">
            <text:p>EXP. Nº2670-2010-FICSA-D</text:p>
          </table:table-cell>
          <table:table-cell office:value-type="string">
            <text:p>ASENTAMIENTOS HUMANOS JESUS NAZARENO, PARAISO DEL NORTE Y EDEN DEL DISTRITO DE J.L. ORTIZ-PROV. CHICLAYO</text:p>
          </table:table-cell>
          <table:table-cell office:value-type="string">
            <text:p>LEVANTAMIENTO TOPOGRAFICO PARA INSTALACIONES SANITARIAS DEL ASENTAMIENTO HUMANO PARAISO DEL NORTE</text:p>
          </table:table-cell>
          <table:table-cell office:value-type="string">
            <text:p>GARAY FLORES ESLING CIRILO-GARNIQUE FLORES SILVIA PATRICIA-QUISPE VILLALOBOS OBER-ROJAS AMPUERO CLEVER-ASESOR: ING. ALEJANDRO PEDRO MORALES UCHOFEN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6">
          <table:table-cell office:value-type="float" office:value="23">
            <text:p>23</text:p>
          </table:table-cell>
          <table:table-cell office:value-type="date" office:date-value="2010-05-26">
            <text:p>26/05/10</text:p>
          </table:table-cell>
          <table:table-cell office:value-type="string">
            <text:p>EXP. Nº2627-2010-FICSA-D</text:p>
          </table:table-cell>
          <table:table-cell office:value-type="string">
            <text:p>COMITE DE GESTION PRO OBRAS DE LAS CUADRAS 8,9,10 Y 11 DE LA AV. INTI RAYMI, DISTRITO LA VICTORIA</text:p>
          </table:table-cell>
          <table:table-cell office:value-type="string">
            <text:p>MEJORA DE LA RED DE ALCANTARILLADO Y AGUA POTABLE CON CONEXIONES DOMICILIARIAS Y PAVIMENTACIÓN ASFALTICA DE LA AV. INTI RAYMI</text:p>
          </table:table-cell>
          <table:table-cell office:value-type="string">
            <text:p>CHANCAFE QUESQUEN CARLOS-PISFIL BENITES FIORELLA NATHALIE-PIANA MEDINA LOURDES DEL PILAR-YUPTON SANCHEZ ANGELA MARIA-VIGO CORNEJO MARCO ANTONIO-VILLANUEVA GUEVARA MANUEL -ASESOR: ING. ANIBAL CACERES NARREA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7">
          <table:table-cell table:style-name="Default" office:value-type="string">
            <text:p>*</text:p>
          </table:table-cell>
          <table:table-cell office:value-type="date" office:date-value="2010-06-03">
            <text:p>03/06/10</text:p>
          </table:table-cell>
          <table:table-cell table:style-name="ce5" office:value-type="string">
            <text:p>EXP. Nº2850-2010-FICSA-D y EXP.5468-2009-FICSA-D</text:p>
          </table:table-cell>
          <table:table-cell table:style-name="ce16" office:value-type="string">
            <text:p>COLEGIO PRIVADO LOS ALGARROBOS DE CHICLAYO</text:p>
          </table:table-cell>
          <table:table-cell table:style-name="ce16" office:value-type="string">
            <text:p>CREACION, DISEÑO Y MANTENIMIENTO DE LA PAGINA WEB PARA LA ASOCIACION CIVIL “SER PADRES” DEL COLEGIO PRIVADO LOS ALGARROBOS DE CHICLAYO</text:p>
          </table:table-cell>
          <table:table-cell table:style-name="ce16" office:value-type="string">
            <text:p>UCHOFEN GARCIA JUAN JOSÉ-MORENO CHAPOÑAN DAVID JAMES-ASESOR: ING. GILBERTO MARTÍN AMPUERO PASCO</text:p>
          </table:table-cell>
          <table:table-cell table:style-name="ce29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17">
          <table:table-cell office:value-type="float" office:value="24">
            <text:p>24</text:p>
          </table:table-cell>
          <table:table-cell table:style-name="ce8" office:value-type="date" office:date-value="2010-06-03">
            <text:p>03/06/10</text:p>
          </table:table-cell>
          <table:table-cell table:style-name="ce14" office:value-type="string">
            <text:p>EXP. Nº2876-2010-FICSA-D</text:p>
          </table:table-cell>
          <table:table-cell table:style-name="ce14" office:value-type="string">
            <text:p>INSTITUTO PERUANO DEL DEPORTE – CONSEJO REGIONAL DEL DEPORTE DE LAMBAYEQUE</text:p>
          </table:table-cell>
          <table:table-cell table:style-name="ce14" office:value-type="string">
            <text:p>DSIEÑO ESTRUCTURAL DEL TECHIO DE LA TRIBUNA OCCIDENTE DEL ESTADIO ELIAS AGUIRRE</text:p>
          </table:table-cell>
          <table:table-cell table:style-name="ce14" office:value-type="string">
            <text:p>SANCHEZ HOYOS PERCY RICHARD-SERRAN QUESQUEN JOSÉ ROBINSON-QUINTANA RIMARACHIN PEPE STANLY-ASESOR: ING. AMADOR GUILMER NACEDA ASALDE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18">
          <table:table-cell office:value-type="float" office:value="25">
            <text:p>25</text:p>
          </table:table-cell>
          <table:table-cell table:style-name="ce8" office:value-type="date" office:date-value="2010-06-14">
            <text:p>14/06/10</text:p>
          </table:table-cell>
          <table:table-cell table:style-name="ce14" office:value-type="string">
            <text:p>EXP. Nº2965-2010-FICSA-D</text:p>
          </table:table-cell>
          <table:table-cell table:style-name="ce14" office:value-type="string">
            <text:p>UNPRG – RECTORADO</text:p>
          </table:table-cell>
          <table:table-cell office:value-type="string">
            <text:p>MEJORA DEL SERVICIO DE LA OFICINA CENTRAL DE ADMINISTRACIÓN UNPRG</text:p>
          </table:table-cell>
          <table:table-cell office:value-type="string">
            <text:p>LLONTOP SUCLUPE JUAN CARLOS-RUMICHE HERNANDEZ CESAR ROLANDO-RELUZ CUBAS SEGUNDO ISAIAS-ASESOR: ROGER ANTONIO ANAYA MORALES</text:p>
          </table:table-cell>
          <table:table-cell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19">
          <table:table-cell office:value-type="float" office:value="26">
            <text:p>26</text:p>
          </table:table-cell>
          <table:table-cell table:style-name="ce8" office:value-type="date" office:date-value="2010-06-17">
            <text:p>17/06/10</text:p>
          </table:table-cell>
          <table:table-cell table:style-name="ce14" office:value-type="string">
            <text:p>EXP. Nº3136-2010-FICSA-D</text:p>
          </table:table-cell>
          <table:table-cell table:style-name="ce14" office:value-type="string">
            <text:p>AVIDUN-ASOCIACIÓN DE VIVIENDA DEL DOCENTE UNIVERSITARIO</text:p>
          </table:table-cell>
          <table:table-cell table:style-name="ce14" office:value-type="string">
            <text:p>LEVANTAMIENTO TOPOGRAFICO DEL TERRENO DE PROPIEDAD DE LA AVIDUN</text:p>
          </table:table-cell>
          <table:table-cell table:style-name="ce14" office:value-type="string">
            <text:p>ORTIZ PERALTA ORLANDO-SALAZAR CAYO MIGUEL ANGEL-TERRONES MONSALVE NILTON ALBERTO-ZAMBRANO LOBATO LUIS ALBETTO:ASESOR: ING. EMILIO DE LA ROSA RÍOS</text:p>
          </table:table-cell>
          <table:table-cell table:style-name="ce30" office:value-type="string">
            <text:p>IC</text:p>
          </table:table-cell>
          <table:table-cell table:style-name="ce4" office:value-type="string">
            <text:p>PUBLICADO-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20">
          <table:table-cell office:value-type="float" office:value="27">
            <text:p>27</text:p>
          </table:table-cell>
          <table:table-cell table:style-name="ce8" office:value-type="date" office:date-value="2010-06-21">
            <text:p>21/06/10</text:p>
          </table:table-cell>
          <table:table-cell table:style-name="ce14" office:value-type="string">
            <text:p>EXP. Nº3202-2010-FICSA-D</text:p>
          </table:table-cell>
          <table:table-cell table:style-name="ce14" office:value-type="string">
            <text:p>MUNICIPALIDAD CENTRO POBLADO ÑAUPE – EL TELEGRAFO – OLMOS</text:p>
          </table:table-cell>
          <table:table-cell table:style-name="ce14" office:value-type="string">
            <text:p>LEVANTAMIENTOS TOPOGRAFICOS DE LA ZONA URBANA Y PARA LA EJECUCIÓN DE UNA TROCHA CARROZABLE DE ÑAUPE AL ANEXO EL REDONDO</text:p>
          </table:table-cell>
          <table:table-cell table:style-name="ce20" office:value-type="string">
            <text:p>PENDIENTE DE EJECUCIÓN-ALCALDE INFORMO QUE LA EXTENSIÓN ES 25 KM.-DEMASIADO KILOMETRAJE PARA PROYECCIÓN SOCIAL</text:p>
          </table:table-cell>
          <table:table-cell table:style-name="ce27"/>
          <table:table-cell table:style-name="ce14" office:value-type="string">
            <text:p>PUBLICADO</text:p>
          </table:table-cell>
          <table:table-cell table:number-columns-repeated="3"/>
        </table:table-row>
        <table:table-row table:style-name="ro21">
          <table:table-cell office:value-type="float" office:value="28">
            <text:p>28</text:p>
          </table:table-cell>
          <table:table-cell office:value-type="date" office:date-value="2010-03-15">
            <text:p>15/03/10</text:p>
          </table:table-cell>
          <table:table-cell office:value-type="string">
            <text:p>EXP. Nº1322-2010-FICSA-D</text:p>
          </table:table-cell>
          <table:table-cell office:value-type="string">
            <text:p>MORADORES CALLE LA ENSENADA PROLONGACION ETEN-URB. LOS JARDINES DE SANTA ROSA-CHIICLAYO</text:p>
          </table:table-cell>
          <table:table-cell table:style-name="ce14" office:value-type="string">
            <text:p>PAVIMENTACIÓN DE PISTA (LEVANTAMIENTO TOPOGRAFICO)</text:p>
          </table:table-cell>
          <table:table-cell table:style-name="ce14" office:value-type="string">
            <text:p>GIL MERINO ALEXANDER-GONZALES HOYOS SEGUNDO-JUAREZ MENESES JACINTO-IRIGOIN BECERRA JOSÉ WILDER-GONZALES PUSE JOSE WALTER-CARVALLO JAUREGUI JOSE-JARA ALBERCA EINER NILO-VASQUEZ TARRILLO EDGAR ELI-VEGA CHAVEZ ELBER-ASESOR: ING. MANUEL ALEJANDRO BORJA SUAREZ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2">
          <table:table-cell office:value-type="float" office:value="29">
            <text:p>29</text:p>
          </table:table-cell>
          <table:table-cell table:style-name="ce8" office:value-type="date" office:date-value="2010-07-01">
            <text:p>01/07/10</text:p>
          </table:table-cell>
          <table:table-cell office:value-type="string">
            <text:p>EXP. Nº3385-2010-FICSA-D</text:p>
          </table:table-cell>
          <table:table-cell table:style-name="ce14" office:value-type="string">
            <text:p>MUNICIPALIDAD DISTRITAL DE POSIC-PROV. RIOJA-DPTO. SAN MARTIN</text:p>
          </table:table-cell>
          <table:table-cell table:style-name="ce14" office:value-type="string">
            <text:p>SANEAMIENTO FISICO LEGAL CASERÍO SANTA ELENA</text:p>
          </table:table-cell>
          <table:table-cell table:style-name="ce14" office:value-type="string">
            <text:p>MARRUFO DELGADO HENRRY-PUELLES PEÑA EDUIS LEYDY-TESEN TORRES NIELS ERICKSON-ASESOR: ING. SERGIO BRAVO IDROGO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10">
          <table:table-cell office:value-type="float" office:value="30">
            <text:p>30</text:p>
          </table:table-cell>
          <table:table-cell table:style-name="ce8" office:value-type="date" office:date-value="2010-07-02">
            <text:p>02/07/10</text:p>
          </table:table-cell>
          <table:table-cell office:value-type="string">
            <text:p>EXP. Nº3356-2010-FICSA-D</text:p>
          </table:table-cell>
          <table:table-cell table:style-name="ce14" office:value-type="string">
            <text:p>CENTRO MEDICO PARROQUIAL NUESTRA SEÑORA DE FATIMA DE LA PARROQUIA NUESTRA SEÑORA DE LA CONSOLACIÓN DE LA URBANIZACIÓN SANTA VICTORIA DE LA CIUDAD DE CHICLAYO</text:p>
          </table:table-cell>
          <table:table-cell table:style-name="ce14" office:value-type="string">
            <text:p>DESARROLLO E IMPLEMENTACIÓN DE UN SISTEMA INFORMATICO</text:p>
          </table:table-cell>
          <table:table-cell table:style-name="ce14" office:value-type="string">
            <text:p>CHAVEZ GARCIA EVELYN PAOLA-PALOMINO TISNADO KELLY-ASESORA: ING. MARÍA DE LOS ANGELES GUZMÁN VALLE</text:p>
          </table:table-cell>
          <table:table-cell table:style-name="ce30" office:value-type="string">
            <text:p>IS</text:p>
          </table:table-cell>
          <table:table-cell table:style-name="ce14" office:value-type="string">
            <text:p>TRAMITADO-<text:span text:style-name="T3">EN </text:span><text:span text:style-name="T3">EJECUCION</text:span>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date" office:date-value="2010-07-05">
            <text:p>05/07/10</text:p>
          </table:table-cell>
          <table:table-cell office:value-type="string">
            <text:p>EXP. Nº3376-2010-FICSA-D</text:p>
          </table:table-cell>
          <table:table-cell table:style-name="ce14" office:value-type="string">
            <text:p>POLICIA NACIONAL DEL PERU</text:p>
          </table:table-cell>
          <table:table-cell table:style-name="ce14" office:value-type="string">
            <text:p>DISEÑO E IMPLEMENTACIÓN DE UN CENTRO TACTICO – CENTRO DE VIDEO VIGILANCIA</text:p>
          </table:table-cell>
          <table:table-cell table:style-name="ce19" office:value-type="string">
            <text:p>PROYECTO NO EJECUTADO</text:p>
          </table:table-cell>
          <table:table-cell table:style-name="ce30"/>
          <table:table-cell table:style-name="ce14" office:value-type="string">
            <text:p>COORDINACIONMES</text:p>
          </table:table-cell>
          <table:table-cell table:number-columns-repeated="3"/>
        </table:table-row>
        <table:table-row table:style-name="ro23">
          <table:table-cell office:value-type="float" office:value="32">
            <text:p>32</text:p>
          </table:table-cell>
          <table:table-cell table:style-name="ce8" office:value-type="date" office:date-value="2010-07-09">
            <text:p>09/07/10</text:p>
          </table:table-cell>
          <table:table-cell office:value-type="string">
            <text:p>EXP. Nº3467-2010-FICSA-D</text:p>
          </table:table-cell>
          <table:table-cell table:style-name="ce14" office:value-type="string">
            <text:p>COMITE PRO PAVIMENTACION DE VEREDAS Y PISTAS ALREDEDOR DEL PARQUE HEROES DEL CENEPA-ATUSPARIAS</text:p>
          </table:table-cell>
          <table:table-cell table:style-name="ce14" office:value-type="string">
            <text:p>ESTUDIO DE MECANICA DE SUELOS CALLES AV. LEGUIA, ATUSPARIAS NEGREIROS Y JOSÉ GALVEZ</text:p>
          </table:table-cell>
          <table:table-cell table:style-name="ce14" office:value-type="string">
            <text:p>BARBOZA VASQUEZ VIDELMO-CHAVEZ TORRES JOSUE-PURISACA JACINTO HENRY-VILLALOBOS SALVADOR JOSÉ-ASESOR: ING. RICARDO ANTONIO SOSA SANDOVAL</text:p>
          </table:table-cell>
          <table:table-cell table:style-name="ce30" office:value-type="string">
            <text:p>IC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23">
          <table:table-cell office:value-type="float" office:value="33">
            <text:p>33</text:p>
          </table:table-cell>
          <table:table-cell table:style-name="ce8" office:value-type="date" office:date-value="2010-07-09">
            <text:p>09/07/10</text:p>
          </table:table-cell>
          <table:table-cell office:value-type="string">
            <text:p>OFICIO Nº026 y 028-2010-BE-FICSA</text:p>
          </table:table-cell>
          <table:table-cell table:style-name="ce14" office:value-type="string">
            <text:p>BIBLIOTECA ESPECIALIZADA DE LA FACULTAD DE INGENIERIA CIVIL DE SISTEMAS Y DE ARQUITECTURA-UNPRG-LAMBAYEQUE</text:p>
          </table:table-cell>
          <table:table-cell table:style-name="ce14" office:value-type="string">
            <text:p>ACTUALIZACIÓN DEL MATERIAL BIBLIOGRAFICO DE LA BIBLIOTECA ESPECIALIZADA FICSA, ESPECIALIDAD INGENIERÍA CIVIL</text:p>
          </table:table-cell>
          <table:table-cell table:style-name="ce14" office:value-type="string">
            <text:p>CHAPOÑAN TEJADA JULIO ANTONIO-CRUZ JIMENEZ WILLIAM ROISSER-RABANAL OCAMPO LAYNES-ASESOR: ING. RICARDO ANTONIO SOSA SANDOVAL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table:style-name="ce9" office:value-type="date" office:date-value="2010-07-12">
            <text:p>12/07/10</text:p>
          </table:table-cell>
          <table:table-cell office:value-type="string">
            <text:p>EXP. Nº3565-2010-FICSA-D</text:p>
          </table:table-cell>
          <table:table-cell table:style-name="ce14" office:value-type="string">
            <text:p>ASOCIACION FONDO DE AYUDA POR SEPELIO Y BIENESTAR-FONASIB</text:p>
          </table:table-cell>
          <table:table-cell table:style-name="ce14" office:value-type="string">
            <text:p>SISTEMA INTEGRAL PARA LA ASOCIACION FONDO DE AYUDA POR SEPELIO Y BIENESTAR FONASIB</text:p>
          </table:table-cell>
          <table:table-cell table:style-name="ce14" office:value-type="string">
            <text:p>MC. ING. PILAR DEL ROSARIO RIOS CAMPOS</text:p>
          </table:table-cell>
          <table:table-cell table:style-name="ce30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table:style-name="ce9" office:value-type="date" office:date-value="2010-07-12">
            <text:p>12/07/10</text:p>
          </table:table-cell>
          <table:table-cell office:value-type="string">
            <text:p>EXP. Nº3567-2010-FICSA-D</text:p>
          </table:table-cell>
          <table:table-cell table:style-name="ce14" office:value-type="string">
            <text:p>ASOCIACION DE COMERCIANTES DE LA PARADA MUNICIPAL BAGUA GRANDE UTCUBAMBA, AMAZONAS</text:p>
          </table:table-cell>
          <table:table-cell table:style-name="ce14" office:value-type="string">
            <text:p>CAPACITACIÓN EN OFIMATICA PARA LA JUNTA DIRECTIVA Y PERSONAL ADMINISTRATIVO DE LA ASOCIACIÓN DE COMERCIANTES PARADA MUNICIPAL UTCUBAMBA</text:p>
          </table:table-cell>
          <table:table-cell table:style-name="ce14" office:value-type="string">
            <text:p>PARIAHUACHE JULCAHUANGA CLEVER-SANCHEZ IDROGO SEGUNDO-IASESOR: NG. LUIS ALBERTO DAVILA HURTADO</text:p>
          </table:table-cell>
          <table:table-cell table:style-name="ce31" office:value-type="string">
            <text:p>IS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table:style-name="ce9" office:value-type="date" office:date-value="2010-07-13">
            <text:p>13/07/10</text:p>
          </table:table-cell>
          <table:table-cell office:value-type="string">
            <text:p>EXP. Nº3634-2010-FICSA-D</text:p>
          </table:table-cell>
          <table:table-cell table:style-name="ce14" office:value-type="string">
            <text:p>I.E. Nº10825 JUAN XXIII – URB. EL INGENIERO I – C.M. 0446369-CHICLAYO</text:p>
          </table:table-cell>
          <table:table-cell table:style-name="ce14" office:value-type="string">
            <text:p>MANTENIMIENTO DEL LABORATORIO DE LA INSTITUCIÓN EDUCATIVA</text:p>
          </table:table-cell>
          <table:table-cell table:style-name="ce14" office:value-type="string">
            <text:p>URIARTE ZARPAN JUAN CARLOS-VASQUEZ SIME TAINE-ASESOR: ING. CESAR AUGUSTO GUZMÁN VALLE</text:p>
          </table:table-cell>
          <table:table-cell table:style-name="ce30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table:style-name="ce9" office:value-type="date" office:date-value="2010-07-16">
            <text:p>16/07/10</text:p>
          </table:table-cell>
          <table:table-cell office:value-type="string">
            <text:p>EXP. Nº3666-2010-FICSA-D</text:p>
          </table:table-cell>
          <table:table-cell table:style-name="ce14" office:value-type="string">
            <text:p>INSTITUCIÓN EDUCATIVA Nº11009 VIRGEN DE LA MEDALLA MILAGROSA</text:p>
          </table:table-cell>
          <table:table-cell table:style-name="ce14" office:value-type="string">
            <text:p>DISEÑO E IMPLEMENTACIÓN DE UNA PAGINA WEB</text:p>
          </table:table-cell>
          <table:table-cell table:style-name="ce14" office:value-type="string">
            <text:p>FERNANDEZ GALVEZ ELI-URIARTE BURGA EDUARDO-ASESOR: ING. CESAR AUGUSTO GUZMÁN VALLE</text:p>
          </table:table-cell>
          <table:table-cell table:style-name="ce30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4">
          <table:table-cell office:value-type="float" office:value="38">
            <text:p>38</text:p>
          </table:table-cell>
          <table:table-cell table:style-name="ce9" office:value-type="date" office:date-value="2010-07-19">
            <text:p>19/07/10</text:p>
          </table:table-cell>
          <table:table-cell office:value-type="string">
            <text:p>EXP. Nº3727-2010-FICSA-D</text:p>
          </table:table-cell>
          <table:table-cell table:style-name="ce14" office:value-type="string">
            <text:p>I.E. SANTA MAGDALENA SOFIA- CHIICLAYO</text:p>
          </table:table-cell>
          <table:table-cell table:style-name="ce14" office:value-type="string">
            <text:p>CHARLAS SOBRE SEGURIDAD INFORMATICA EN INTERNET</text:p>
          </table:table-cell>
          <table:table-cell table:style-name="ce14" office:value-type="string">
            <text:p>ALEJOS TARAZONA MAYRA KATHERINE-DIAZ SAAVEDRA SAMUEL-QUIROZ ZEÑA CINTHYA MILAGROS-RODRIGUEZ SECLEN VICTOR ALAN-ASESOR: ING. LUIS ALBERTO DÁVILA HURTADO</text:p>
          </table:table-cell>
          <table:table-cell table:style-name="ce31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5">
          <table:table-cell office:value-type="float" office:value="39">
            <text:p>39</text:p>
          </table:table-cell>
          <table:table-cell table:style-name="ce9" office:value-type="date" office:date-value="2010-07-20">
            <text:p>20/07/10</text:p>
          </table:table-cell>
          <table:table-cell office:value-type="string">
            <text:p>EXP. Nº2627 Y 3189-2010-FICSA-D</text:p>
          </table:table-cell>
          <table:table-cell office:value-type="string">
            <text:p>COMITE DE GESTION PRO OBRAS DE LAS CUADRAS 8,9,10 Y 11 DE LA AV. INTI RAYMI, DISTRITO LA VICTORIA</text:p>
          </table:table-cell>
          <table:table-cell table:style-name="ce18" office:value-type="string">
            <text:p>LEVANTAMIENTO TOPOGRAFICO</text:p>
          </table:table-cell>
          <table:table-cell table:style-name="ce14" office:value-type="string">
            <text:p>GARCES ADRIANZEN OLIVER-LA TORRE UCEDA JUAN PABLO-MUNDACA SOSA JERSON TONINO-SAAVEDRA VARGAS BAYRON-ASESOR: ING. RICARDO ANTONIO SOSA SANDOVAL</text:p>
          </table:table-cell>
          <table:table-cell table:style-name="ce31" office:value-type="string">
            <text:p>IC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table:style-name="ce9" office:value-type="date" office:date-value="2010-07-27">
            <text:p>27/07/10</text:p>
          </table:table-cell>
          <table:table-cell office:value-type="string">
            <text:p>EXP. Nº3980-2010-FICSA-D</text:p>
          </table:table-cell>
          <table:table-cell table:style-name="ce14" office:value-type="string">
            <text:p>INSTITUTO DE EDUCACIÓN SUPERIOR TECNOLOGICO PUBLICO CIUDAD ETEN</text:p>
          </table:table-cell>
          <table:table-cell table:style-name="ce14" office:value-type="string">
            <text:p>CONSTRUCCIÓN DEL PORTAL WEB DEL IESTP CIUDAD ETEN</text:p>
          </table:table-cell>
          <table:table-cell table:style-name="ce14" office:value-type="string">
            <text:p>MINCHOLA LIZA CARLOS ALBERTO-NECIOSUP CASA JORGE LUIS-ASESOR: ING. LUIS ALBERTO DÁVILA HURTADO</text:p>
          </table:table-cell>
          <table:table-cell table:style-name="ce30" office:value-type="string">
            <text:p>IS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">
          <table:table-cell office:value-type="float" office:value="41">
            <text:p>41</text:p>
          </table:table-cell>
          <table:table-cell table:style-name="ce9" office:value-type="date" office:date-value="2010-08-03">
            <text:p>03/08/10</text:p>
          </table:table-cell>
          <table:table-cell office:value-type="string">
            <text:p>EXP. Nº4069-2010-FICSA-D</text:p>
          </table:table-cell>
          <table:table-cell table:style-name="ce14" office:value-type="string">
            <text:p>INSTITUCIÓN EDUCATIVA “ENRIQUE A. CABALLERO ORREGO-MONTAN MAYO”</text:p>
          </table:table-cell>
          <table:table-cell table:style-name="ce14" office:value-type="string">
            <text:p>LEVANTAMIENTO TOPOGRAFICO DE LA I.E. ENRIQUE A. CABALLERO O.</text:p>
          </table:table-cell>
          <table:table-cell table:style-name="ce14" office:value-type="string">
            <text:p>MORALES CATPO YENDER WILLYAN-ING. CUBAS DELGADO OSCAR GUILLERMO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42">
            <text:p>42</text:p>
          </table:table-cell>
          <table:table-cell table:style-name="ce9" office:value-type="date" office:date-value="2010-08-03">
            <text:p>03/08/10</text:p>
          </table:table-cell>
          <table:table-cell office:value-type="string">
            <text:p>EXP. Nº4112-2010-FICSA-D</text:p>
          </table:table-cell>
          <table:table-cell table:style-name="ce14" office:value-type="string">
            <text:p>MUNICIPALIDAD PROVINCIAL DE CHOTA-DPTO. CAJAMARCA-DISTRITO Y PROVINCIA DE CHOTA</text:p>
          </table:table-cell>
          <table:table-cell table:style-name="ce14" office:value-type="string">
            <text:p>MEJORAMIENTO DE TROCHA CARROZABLE MARCOPAMPA – EL ARENAL (CHOTA) TAMBILLO-CARHUACRUZ (CUTERVO)</text:p>
          </table:table-cell>
          <table:table-cell table:style-name="ce14" office:value-type="string">
            <text:p>EST. MUÑOZ SALDAÑA GILMER-ASESOR: ING. WESLEY AMADO SALAZAR BRAVO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6">
          <table:table-cell office:value-type="float" office:value="43">
            <text:p>43</text:p>
          </table:table-cell>
          <table:table-cell table:style-name="ce9" office:value-type="date" office:date-value="2010-08-04">
            <text:p>04/08/10</text:p>
          </table:table-cell>
          <table:table-cell office:value-type="string">
            <text:p>EXP. Nº4025-2010-FICSA-D</text:p>
          </table:table-cell>
          <table:table-cell table:style-name="ce14" office:value-type="string">
            <text:p>SICAN CURI – CENTRO DE RESCATE</text:p>
          </table:table-cell>
          <table:table-cell table:style-name="ce14" office:value-type="string">
            <text:p>PROYECTO DE SISTEMATIZACIÓN VIRTUAL Y PAGINA WEB – ZOOCRIADERO Y CENTRO DE RESCATE DE AVES GIGANTES</text:p>
          </table:table-cell>
          <table:table-cell table:style-name="ce14" office:value-type="string">
            <text:p>CALVAY REQUEJO HEINER IVAN-MAZA MILIAN HEBER EZEQUIEL-SALAZAR SILVA JOSÉ JESÚS-ASESOR: ING. AMPUERO PASCO GILBERTO MARTÍN</text:p>
          </table:table-cell>
          <table:table-cell table:style-name="ce30" office:value-type="string">
            <text:p>IS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27">
          <table:table-cell office:value-type="float" office:value="44">
            <text:p>44</text:p>
          </table:table-cell>
          <table:table-cell table:style-name="ce9" office:value-type="date" office:date-value="2010-08-04">
            <text:p>04/08/10</text:p>
          </table:table-cell>
          <table:table-cell office:value-type="string">
            <text:p>EXP. Nº2670-2010-FICSA-D</text:p>
          </table:table-cell>
          <table:table-cell table:style-name="ce14" office:value-type="string">
            <text:p>ASENTAMIENTOS HUMANOS JESUS NAZARENO, PARAISO DEL NORTE Y EDEN DEL DISTRITO DE J.L. ORTIZ-PROV. CHICLAYO</text:p>
          </table:table-cell>
          <table:table-cell table:style-name="ce14" office:value-type="string">
            <text:p>LEVANTAMIENTO TOPOGRAFICO Y NIVLEACIÓN DE TERRENO PARA LA TITULACIÓN DEL ASENTAMIENTO HUMANO JESÚS NAZARENO</text:p>
          </table:table-cell>
          <table:table-cell table:style-name="ce14" office:value-type="string">
            <text:p>ARBULU BAQUEDANO JOSÉ BIAGGIO-ARROYO SAMPEN YESICA YULIANA-BAZAN SERRANO JORGE LUIS-CHAPOÑAN BARANDIARAN RAMIRO-CHEVEZ ELERA FIORELA DEL MILAGRO-GUERRERO FUENTES BRUNO FERNANDO-VELEZ MARTELL JORGE EDUARDO-ASESOR: ING. MANUEL ALEJANDRO BORJA SUAREZ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8">
          <table:table-cell office:value-type="float" office:value="45">
            <text:p>45</text:p>
          </table:table-cell>
          <table:table-cell table:style-name="ce9" office:value-type="date" office:date-value="2010-08-06">
            <text:p>06/08/10</text:p>
          </table:table-cell>
          <table:table-cell office:value-type="string">
            <text:p>EXP. Nº3897-2010-FICSA-D</text:p>
          </table:table-cell>
          <table:table-cell table:style-name="ce14" office:value-type="string">
            <text:p>MINISTERIO PUBLICO-DISTRITO JUDICIAL DE LAMBAYEQUE-SEGUNDA FISCALÍA PROVINCIAL PENAL COROPORATIVA DE LAMBAYEQUE-SEGUNDO DESPACHO DE INVESTIGACIÓN</text:p>
          </table:table-cell>
          <table:table-cell table:style-name="ce14" office:value-type="string">
            <text:p>PERICIA EXPEDIENTE TECNICO PROYECTO DE MEJORAMIENTO Y AMPLIACIÓN INTEGRAL DEL SISTEMA DE AGUA POTABLE Y ALCANTARILLADO DE LA LOCALIDAD DE MOCHUMI DE 9’100,029.026</text:p>
          </table:table-cell>
          <table:table-cell table:style-name="ce14" office:value-type="string">
            <text:p>ING. CARMEN TERESA MEZA CAMACHO</text:p>
          </table:table-cell>
          <table:table-cell table:style-name="ce30" office:value-type="string">
            <text:p>IC</text:p>
          </table:table-cell>
          <table:table-cell table:style-name="ce14" office:value-type="string">
            <text:p>TRAMITADO</text:p>
          </table:table-cell>
          <table:table-cell table:number-columns-repeated="3"/>
        </table:table-row>
        <table:table-row table:style-name="ro29">
          <table:table-cell office:value-type="float" office:value="46">
            <text:p>46</text:p>
          </table:table-cell>
          <table:table-cell table:style-name="ce9" office:value-type="date" office:date-value="2010-08-06">
            <text:p>06/08/10</text:p>
          </table:table-cell>
          <table:table-cell table:style-name="ce14" office:value-type="string">
            <text:p>EXP. Nº3313-2010-FICSA-D</text:p>
          </table:table-cell>
          <table:table-cell table:style-name="ce14" office:value-type="string">
            <text:p>MINISTERIO PUBLICO-DISTRITO JUDICIAL DE LAMBAYEQUE-TERCERA FISCALÍA SUPERIOR PENAL DE APELACIONES </text:p>
          </table:table-cell>
          <table:table-cell table:style-name="ce14" office:value-type="string">
            <text:p>DETERMINACIÓN DE AREAS Y PERIMETROS DE PREDIO RUSTICO SANTA FERMINA</text:p>
          </table:table-cell>
          <table:table-cell table:style-name="ce14" office:value-type="string">
            <text:p>ING. MANUEL ALEJANDRO BORJA SUAREZ Y EL ING. WESLEY AMADO SALAZAR BRAVO</text:p>
          </table:table-cell>
          <table:table-cell table:style-name="ce30" office:value-type="string">
            <text:p>IC</text:p>
          </table:table-cell>
          <table:table-cell office:value-type="string">
            <text:p>COORDINADO-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table:style-name="ce9" office:value-type="date" office:date-value="2010-08-09">
            <text:p>09/08/10</text:p>
          </table:table-cell>
          <table:table-cell table:style-name="ce14" office:value-type="string">
            <text:p>EXP. Nº4257-2010-FICSA-D</text:p>
          </table:table-cell>
          <table:table-cell table:style-name="ce14" office:value-type="string">
            <text:p>PRELATURA DE MOYOBAMBA PARROQUIA SAGRADO CORAZÓN DE JESÚS</text:p>
          </table:table-cell>
          <table:table-cell table:style-name="ce14" office:value-type="string">
            <text:p>ESTUDIO TECNICO DEL PROYECTO INSTALACIÓN DE AGUA POTABLE EN EL CASERÍO SAN ANTONIO, DISTRITO DE PARDO MIGUEL, PROV. DE RIOJA-REGIÓN SAN MARTÍN</text:p>
          </table:table-cell>
          <table:table-cell table:style-name="ce14" office:value-type="string">
            <text:p>ARTEAGA FAYA CARLOS STALIN-ASESOR: ING. CARMEN TERESA MEZA CAMACHO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table:style-name="ce9" office:value-type="date" office:date-value="2010-09-08">
            <text:p>08/09/10</text:p>
          </table:table-cell>
          <table:table-cell table:style-name="ce14" office:value-type="string">
            <text:p>OFICIO Nº374-2010-FICSA-EPA</text:p>
          </table:table-cell>
          <table:table-cell table:style-name="ce14" office:value-type="string">
            <text:p>PARROQUIA SANTA MARÍA DEL CAMINO, DIOCESIS DE CHICLAYO</text:p>
          </table:table-cell>
          <table:table-cell table:style-name="ce14" office:value-type="string">
            <text:p>PLANIFICACION DE SU PROYECTO DE CONSTRUCCIÓN Y DE ACTUALIZACIÓN DE LA ESTRUCTURA FISICA DE TODAS LAS CAPILLAS</text:p>
          </table:table-cell>
          <table:table-cell table:style-name="ce22" office:value-type="string">
            <text:p>ARQ. FLORES MINO , ARQ. RISCO VEGA, ARQ. PERLECHE AMAYA, MORANTE CUMPA</text:p>
          </table:table-cell>
          <table:table-cell table:style-name="ce30" office:value-type="string">
            <text:p>ARQ</text:p>
          </table:table-cell>
          <table:table-cell table:style-name="ce14" office:value-type="string">
            <text:p>TRAMITADO-<text:span text:style-name="T3">EN </text:span><text:span text:style-name="T3">EJECUCION, </text:span><text:span text:style-name="T3">COM 05 TEMAS</text:span></text:p>
          </table:table-cell>
          <table:table-cell table:number-columns-repeated="3"/>
        </table:table-row>
        <table:table-row table:style-name="ro6">
          <table:table-cell office:value-type="float" office:value="49">
            <text:p>49</text:p>
          </table:table-cell>
          <table:table-cell table:style-name="ce9" office:value-type="date" office:date-value="2010-09-15">
            <text:p>15/09/10</text:p>
          </table:table-cell>
          <table:table-cell table:style-name="ce14" office:value-type="string">
            <text:p>EXP. Nº4609-2010-FICSA-D</text:p>
          </table:table-cell>
          <table:table-cell table:style-name="ce14" office:value-type="string">
            <text:p>PDTE. JUNTA DIRECTIVA DE LA UNIDAD PROGRESIVA JUAN TOMIS STACK DEL DISTRITO DE SAN JOSÉ</text:p>
          </table:table-cell>
          <table:table-cell table:style-name="ce14" office:value-type="string">
            <text:p>ESTUDIO DE SUELOS Y EDIFICACIONES</text:p>
          </table:table-cell>
          <table:table-cell table:style-name="ce22" office:value-type="string">
            <text:p>CORTEZ MAMUD PAUL-CRUZ LINARES LENIN-GALAN FIESTAS JOSE-MARTINEZ LLENQUE JESSICA-MILLONES BAZAN JUAN-OLIVERA ALTAMIRANO JAVIER-RODRIGO ROJAS ELMER-SANCHEZ MONJE LENIN-ASESOR: ING. ANIBAL CACERES NARREA</text:p>
          </table:table-cell>
          <table:table-cell table:style-name="ce30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0">
          <table:table-cell office:value-type="float" office:value="50">
            <text:p>50</text:p>
          </table:table-cell>
          <table:table-cell table:style-name="ce9" office:value-type="date" office:date-value="2010-09-15">
            <text:p>15/09/10</text:p>
          </table:table-cell>
          <table:table-cell table:style-name="ce14" office:value-type="string">
            <text:p>EXP. Nº4520-2010-FICSA-D</text:p>
          </table:table-cell>
          <table:table-cell table:style-name="ce14" office:value-type="string">
            <text:p>COMITE DE GESTIÓN PRO OBRAS, EMBLOQUETADO DE PERIMETRO DEL PARQUE VIRGEN MARÍA Y PAVIMENTACIÓN DE LAS CALLES UNIVERSIDAD DE LA CANTUTA, UNIVERSIDAD DE CHICLAYO DEL P.J. PROGRESIVA CERROPÓN CHICLAYO </text:p>
          </table:table-cell>
          <table:table-cell table:style-name="ce14" office:value-type="string">
            <text:p>ESTUDIO DE SUELOS DEL PERIMETRO DEL PARQUE Y PAVIMENTACIÓN</text:p>
          </table:table-cell>
          <table:table-cell table:style-name="ce19" office:value-type="string">
            <text:p>PROYECTO NO EJECUTADO</text:p>
          </table:table-cell>
          <table:table-cell table:style-name="ce31"/>
          <table:table-cell table:style-name="ce18"/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table:style-name="ce9" office:value-type="date" office:date-value="2010-09-15">
            <text:p>15/09/10</text:p>
          </table:table-cell>
          <table:table-cell table:style-name="ce14" office:value-type="string">
            <text:p>EXP. Nº4522-2010-FICSA-D</text:p>
          </table:table-cell>
          <table:table-cell table:style-name="ce14" office:value-type="string">
            <text:p>UNPRG-FICSA UNIDAD DE DESARROLLO DE SOLUCIONES INTEGRALES EN HARDWARE Y SOFTWARE</text:p>
          </table:table-cell>
          <table:table-cell table:style-name="ce14" office:value-type="string">
            <text:p>MANTENIMIENTO Y SOPORTE DE HARDWARE Y SOFTWARE</text:p>
          </table:table-cell>
          <table:table-cell table:style-name="ce14" office:value-type="string">
            <text:p>VIDARTE LOPEZ MAYRA MARBELY-ASESOR: ING. REGIS JORGE ALBERTO DÍAZ PLAZA</text:p>
          </table:table-cell>
          <table:table-cell table:style-name="ce31" office:value-type="string">
            <text:p>IS</text:p>
          </table:table-cell>
          <table:table-cell office:value-type="string">
            <text:p>CULMINADO-<text:span text:style-name="T2">PRESENTADO</text:span></text:p>
          </table:table-cell>
          <table:table-cell table:number-columns-repeated="3"/>
        </table:table-row>
        <table:table-row table:style-name="ro31">
          <table:table-cell office:value-type="float" office:value="52">
            <text:p>52</text:p>
          </table:table-cell>
          <table:table-cell table:style-name="ce9" office:value-type="date" office:date-value="2010-09-17">
            <text:p>17/09/10</text:p>
          </table:table-cell>
          <table:table-cell table:style-name="ce14" office:value-type="string">
            <text:p>EXP. Nº4718-2010-FICSA-D</text:p>
          </table:table-cell>
          <table:table-cell table:style-name="ce14" office:value-type="string">
            <text:p>MUNICIPALIDAD DISTRITAL DE MONSEFU</text:p>
          </table:table-cell>
          <table:table-cell table:style-name="ce14" office:value-type="string">
            <text:p>CAPACITACIÓN EN HERRAMIENTAS DE OFICINA – MICROSOFT OFFICE 2007 AL PERSONAL DE LA INSTITUCIÓN</text:p>
          </table:table-cell>
          <table:table-cell table:style-name="ce17" office:value-type="string">
            <text:p>LLONTOP CHAVESTA VANESSA DEL PILAR-ASESOR: ING. LUIS ALBERTO LLONTOP CUMPA</text:p>
          </table:table-cell>
          <table:table-cell table:style-name="ce31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2">
          <table:table-cell office:value-type="float" office:value="53">
            <text:p>53</text:p>
          </table:table-cell>
          <table:table-cell table:style-name="ce9" office:value-type="date" office:date-value="2010-09-28">
            <text:p>28/09/10</text:p>
          </table:table-cell>
          <table:table-cell table:style-name="ce14" office:value-type="string">
            <text:p>EXP. Nº2670-2010-FICSA-D</text:p>
          </table:table-cell>
          <table:table-cell table:style-name="ce14" office:value-type="string">
            <text:p>ASENTAMIENTOS HUMANOS JESUS NAZARENO, PARAISO DEL NORTE Y EDEN DEL DISTRITO DE J.L. ORTIZ-PROV. CHICLAYO</text:p>
          </table:table-cell>
          <table:table-cell table:style-name="ce17" office:value-type="string">
            <text:p>LEVANTAMIENTO TOPOGRAFICO PARA INSTALACIONES SANITARIAS DEL ASENTAMIENTO HUMANO EL EDEN-JOSE LEONARDO ORTIZ</text:p>
          </table:table-cell>
          <table:table-cell table:style-name="ce17" office:value-type="string">
            <text:p>ARTEAGA GOMEZ LUIS GUSTAVO- BLANCO SANCHEZ SEGUNDO CHRISTIAN-LOPEZ OSORIO JOSÉ DEL CARMEN-MENDOZA FRIAS ADRIAN BRIAN-ASESOR: MANUEL ALEJANDRO BORJA SUAREZ</text:p>
          </table:table-cell>
          <table:table-cell table:style-name="ce32" office:value-type="string">
            <text:p>IC</text:p>
          </table:table-cell>
          <table:table-cell table:style-name="ce14" office:value-type="string">
            <text:p>TRAMITADO-<text:span text:style-name="T3">EN </text:span><text:span text:style-name="T3">EJECUCION, </text:span></text:p>
          </table:table-cell>
          <table:table-cell table:number-columns-repeated="3"/>
        </table:table-row>
        <table:table-row table:style-name="ro33">
          <table:table-cell office:value-type="float" office:value="54">
            <text:p>54</text:p>
          </table:table-cell>
          <table:table-cell table:style-name="ce9" office:value-type="date" office:date-value="2010-10-05">
            <text:p>05/10/10</text:p>
          </table:table-cell>
          <table:table-cell table:style-name="ce14" office:value-type="string">
            <text:p>EXP. Nº4897-2010-FICSA-D</text:p>
          </table:table-cell>
          <table:table-cell table:style-name="ce17" office:value-type="string">
            <text:p>INSTITUTO PERUANO DEL DEPORTE – CONSEJO REGIONAL DEL DEPORTE DE LAMBAYEQUE</text:p>
          </table:table-cell>
          <table:table-cell table:style-name="ce17" office:value-type="string">
            <text:p>LEVANTAMIENTO DE PLANOS DEL COLISEO CERRADO DE CHICLAYO</text:p>
          </table:table-cell>
          <table:table-cell table:style-name="ce23" office:value-type="string">
            <text:p>PROYECTO NO EJECUTADO</text:p>
          </table:table-cell>
          <table:table-cell table:style-name="ce32"/>
          <table:table-cell table:style-name="ce38" office:value-type="string">
            <text:p>PUBLICADO</text:p>
          </table:table-cell>
          <table:table-cell table:number-columns-repeated="3"/>
        </table:table-row>
        <table:table-row table:style-name="ro4">
          <table:table-cell office:value-type="float" office:value="55">
            <text:p>55</text:p>
          </table:table-cell>
          <table:table-cell table:style-name="ce10" office:value-type="date" office:date-value="2010-10-05">
            <text:p>05/10/10</text:p>
          </table:table-cell>
          <table:table-cell table:style-name="ce14" office:value-type="string">
            <text:p>EXP. Nº4882-2010-FICSA-D</text:p>
          </table:table-cell>
          <table:table-cell office:value-type="string">
            <text:p>COMITE ORGANIZADOR DE LA CONSTRUCCIÓN DEL LOCAL DE LA COMPAÑIA DE BOMBEROS VOLUNTARIOS DEL DISTRITO DE MONSEFU</text:p>
          </table:table-cell>
          <table:table-cell office:value-type="string">
            <text:p>ESTUDIO DE MECANICA DE SUELOS DEL TERRENO DONADO POR LA MUNICIPALIDAD DISTRITAL DE MONSEFU </text:p>
          </table:table-cell>
          <table:table-cell table:style-name="ce23" office:value-type="string">
            <text:p>PROYECTO NO EJECUTADO</text:p>
          </table:table-cell>
          <table:table-cell table:style-name="ce32"/>
          <table:table-cell table:style-name="ce15" office:value-type="string">
            <text:p>PUBLICADO</text:p>
          </table:table-cell>
          <table:table-cell table:number-columns-repeated="3"/>
        </table:table-row>
        <table:table-row table:style-name="ro34">
          <table:table-cell office:value-type="float" office:value="56">
            <text:p>56</text:p>
          </table:table-cell>
          <table:table-cell table:style-name="ce10" office:value-type="date" office:date-value="2010-10-05">
            <text:p>05/10/10</text:p>
          </table:table-cell>
          <table:table-cell table:style-name="ce14" office:value-type="string">
            <text:p>EXP. Nº4801-2010-FICSA-D</text:p>
          </table:table-cell>
          <table:table-cell office:value-type="string">
            <text:p>SOCIEDAD DE BENEFICIENCIA PUBLICA DE MOTUPE</text:p>
          </table:table-cell>
          <table:table-cell office:value-type="string">
            <text:p>ESTUDIO DE MECANICA DE SUELOS DEL CAMPO SANTO “SEÑOR DE LA RESURRECCIÓN” </text:p>
          </table:table-cell>
          <table:table-cell table:style-name="ce23" office:value-type="string">
            <text:p>PROYECTO NO EJECUTADO</text:p>
          </table:table-cell>
          <table:table-cell table:style-name="ce32"/>
          <table:table-cell table:style-name="ce15" office:value-type="string">
            <text:p>PUBLICADO</text:p>
          </table:table-cell>
          <table:table-cell table:number-columns-repeated="3"/>
        </table:table-row>
        <table:table-row table:style-name="ro31">
          <table:table-cell office:value-type="float" office:value="57">
            <text:p>57</text:p>
          </table:table-cell>
          <table:table-cell table:style-name="ce10" office:value-type="date" office:date-value="2010-10-07">
            <text:p>07/10/10</text:p>
          </table:table-cell>
          <table:table-cell table:style-name="ce14" office:value-type="string">
            <text:p>EXP. Nº5012-2010-FICSA-D</text:p>
          </table:table-cell>
          <table:table-cell office:value-type="string">
            <text:p>HOSPITAL DE CLINICAS CHICLAYO S.A.C.</text:p>
          </table:table-cell>
          <table:table-cell office:value-type="string">
            <text:p>CABLEADO ESTRUCTURADO PARA EL HOSPITAL DE CLINICAS CHICLAYO SAC</text:p>
          </table:table-cell>
          <table:table-cell office:value-type="string">
            <text:p>AQUINO BAUTISTA LUIS CARLOS-MARLO HERRERA JOSIMAR-ASESOR: ING. ROBERT PUICAN GUTIERREZ</text:p>
          </table:table-cell>
          <table:table-cell table:style-name="ce32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4">
          <table:table-cell office:value-type="float" office:value="58">
            <text:p>58</text:p>
          </table:table-cell>
          <table:table-cell table:style-name="ce10" office:value-type="date" office:date-value="2010-10-07">
            <text:p>07/10/10</text:p>
          </table:table-cell>
          <table:table-cell table:style-name="ce14" office:value-type="string">
            <text:p>EXP. Nº5009-2010-FICSA-D</text:p>
          </table:table-cell>
          <table:table-cell office:value-type="string">
            <text:p>PARROQUIA SAGRADO CORAZON DE JESUS</text:p>
          </table:table-cell>
          <table:table-cell office:value-type="string">
            <text:p>EXPEDIENTE TECNICO DEL PROYECTO INSTALACIÓN DEL SISTEMA DE AGUA POTABLE EN EL CASERÍO SAN ANTONIO-LOCALIDAD DE NARANJOS-DISTRITO DE PARDO MIGUEL-PROVINCIA DE RIOJA-REGIÓN SAN MARTIN-PAIS PERU</text:p>
          </table:table-cell>
          <table:table-cell office:value-type="string">
            <text:p>IMAN GUEVARA JAROLD ANTONIO-ASESOR: ING. CARMEN TERESA MEZA CAMACHO</text:p>
          </table:table-cell>
          <table:table-cell table:style-name="ce32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5">
          <table:table-cell office:value-type="float" office:value="59">
            <text:p>59</text:p>
          </table:table-cell>
          <table:table-cell table:style-name="ce10" office:value-type="date" office:date-value="2010-10-12">
            <text:p>12/10/10</text:p>
          </table:table-cell>
          <table:table-cell table:style-name="ce15" office:value-type="string">
            <text:p>OFICIO Nº1196-2010-FICSA-D</text:p>
          </table:table-cell>
          <table:table-cell office:value-type="string">
            <text:p>INSTITUTO NACIONAL DE DEFENSA CIVIL</text:p>
          </table:table-cell>
          <table:table-cell office:value-type="string">
            <text:p>VERIFICADORES ESTRUCTURALES DE VIVIENDAS EN LA CIUDAD DE CHICLAYO</text:p>
          </table:table-cell>
          <table:table-cell office:value-type="string">
            <text:p>ESTUDIANTES ING. CIVIL</text:p>
          </table:table-cell>
          <table:table-cell table:style-name="ce32" office:value-type="string">
            <text:p>IC</text:p>
          </table:table-cell>
          <table:table-cell table:style-name="ce39" office:value-type="string">
            <text:p>EN EJECUCION</text:p>
          </table:table-cell>
          <table:table-cell table:number-columns-repeated="3"/>
        </table:table-row>
        <table:table-row table:style-name="ro36">
          <table:table-cell office:value-type="float" office:value="60">
            <text:p>60</text:p>
          </table:table-cell>
          <table:table-cell table:style-name="ce10" office:value-type="date" office:date-value="2010-10-19">
            <text:p>19/10/10</text:p>
          </table:table-cell>
          <table:table-cell table:style-name="ce14" office:value-type="string">
            <text:p>EXP. Nº5292-2010-FICSA-D</text:p>
          </table:table-cell>
          <table:table-cell office:value-type="string">
            <text:p>CONSORCIO SUPERVISOR DE INFRAESTRUCTURA DE RIEGO</text:p>
          </table:table-cell>
          <table:table-cell office:value-type="string">
            <text:p>MEJORAMIENTO DEL CANAL CASA BLANCA PROG. 0+000-1+230 Y OBRAS DE CONTROL Y MEIDICION POR BLOQUES DE RIEGO EN EL VALLE HUARA</text:p>
          </table:table-cell>
          <table:table-cell office:value-type="string">
            <text:p>GUERRERO ESCOBAR PEDRO JOSÉ-ASESOR: ING. SEGUNDO ARTURO RODRIGUEZ SERQUEN</text:p>
          </table:table-cell>
          <table:table-cell table:style-name="ce32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2">
          <table:table-cell office:value-type="float" office:value="61">
            <text:p>61</text:p>
          </table:table-cell>
          <table:table-cell table:style-name="ce10" office:value-type="date" office:date-value="2010-10-25">
            <text:p>25/10/10</text:p>
          </table:table-cell>
          <table:table-cell table:style-name="ce14" office:value-type="string">
            <text:p>EXP. Nº5162-2010-FICSA-D</text:p>
          </table:table-cell>
          <table:table-cell office:value-type="string">
            <text:p>ACMV LAS VIÑAS DEL ALTO CUMBAZA ASOCIACION DE MANTENIMIENTO VIAL</text:p>
          </table:table-cell>
          <table:table-cell office:value-type="string">
            <text:p>CAPACITACION EN MANTENIMIENTO RUTINARIO PARA MANO DE OBRA NO CALIFICADA DE LA RED VIAL DEPARTAMENTAL DE SAN MARTIN TRAMO MORALES-SAN ANTONIO</text:p>
          </table:table-cell>
          <table:table-cell office:value-type="string">
            <text:p>BECERRA GUEVARA RICARDO LENIN-ASESOR: CARMEN TERESA MEZA CAMACHO</text:p>
          </table:table-cell>
          <table:table-cell table:style-name="ce32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2">
          <table:table-cell office:value-type="float" office:value="62">
            <text:p>62</text:p>
          </table:table-cell>
          <table:table-cell table:style-name="ce10" office:value-type="date" office:date-value="2010-10-26">
            <text:p>26/10/10</text:p>
          </table:table-cell>
          <table:table-cell table:style-name="ce14" office:value-type="string">
            <text:p>EXP. Nº 325-2010-FICSA-PSYEU</text:p>
          </table:table-cell>
          <table:table-cell office:value-type="string">
            <text:p>UNPRG-OFICINA CENTRAL DE BIENESTAR UNIVERSITARIO-OFICINA DE RECREACIÓN, EDUCACIÓN Y DEPORTE </text:p>
          </table:table-cell>
          <table:table-cell office:value-type="string">
            <text:p>PARTICIPACIÓN EN DISTINTOS EVENTOS DEPORTIVOS, REPRESENTANDO A LA UNIVERSIDAD NACIONAL PEDRO RUIZ GALLO</text:p>
          </table:table-cell>
          <table:table-cell office:value-type="string">
            <text:p>SALDAÑA GONZALES CARLITA DEL CARMEN-DEPORTISTA CALIFICADA</text:p>
          </table:table-cell>
          <table:table-cell table:style-name="ce32" office:value-type="string">
            <text:p>IC</text:p>
          </table:table-cell>
          <table:table-cell office:value-type="string">
            <text:p>CULMINADO-<text:span text:style-name="T2">PRESENTADO</text:span></text:p>
          </table:table-cell>
          <table:table-cell table:number-columns-repeated="3"/>
        </table:table-row>
        <table:table-row table:style-name="ro20">
          <table:table-cell office:value-type="float" office:value="63">
            <text:p>63</text:p>
          </table:table-cell>
          <table:table-cell table:style-name="ce10" office:value-type="date" office:date-value="2010-10-28">
            <text:p>28/10/10</text:p>
          </table:table-cell>
          <table:table-cell table:style-name="ce14" office:value-type="string">
            <text:p>EXP. Nº5458-2010-FICSA-D</text:p>
          </table:table-cell>
          <table:table-cell office:value-type="string">
            <text:p>AGENCIA MUNICIPAL CASERIO HUARANGOPAMPA, DISTRITO EL MILAGRO, PROVINCIA UTCUBAMBA, DEPARTAMENTO AMAZONAS</text:p>
          </table:table-cell>
          <table:table-cell office:value-type="string">
            <text:p>EXPEDIENTE TECNICO “CONSTRUCCIÓN DE PUENTE COLGANTE CARROZABLE PUERTO VICTORIA, DISTRITO EL MILAGRO, PROVINCIA UTCUBAMBA, DEPARTAMENTO AMAZONAS </text:p>
          </table:table-cell>
          <table:table-cell table:style-name="ce24" office:value-type="string">
            <text:p>PROYECTO NO EJECUTADO</text:p>
          </table:table-cell>
          <table:table-cell table:style-name="ce32"/>
          <table:table-cell table:style-name="ce38" office:value-type="string">
            <text:p>PUBLICADO</text:p>
          </table:table-cell>
          <table:table-cell table:number-columns-repeated="3"/>
        </table:table-row>
        <table:table-row table:style-name="ro37">
          <table:table-cell office:value-type="float" office:value="64">
            <text:p>64</text:p>
          </table:table-cell>
          <table:table-cell table:style-name="ce10" office:value-type="date" office:date-value="2010-11-03">
            <text:p>03/11/10</text:p>
          </table:table-cell>
          <table:table-cell table:style-name="ce14" office:value-type="string">
            <text:p>EXP. Nº5536-2010-FICSA-D</text:p>
          </table:table-cell>
          <table:table-cell office:value-type="string">
            <text:p>CLINICA DEL NIÑO Y DE LA MADRE SAC</text:p>
          </table:table-cell>
          <table:table-cell table:style-name="ce15" office:value-type="string">
            <text:p>DISEÑAR UN PLAN ESTRATEGICO EMPRESARIAL</text:p>
          </table:table-cell>
          <table:table-cell office:value-type="string">
            <text:p>CABRERA CAMPOS CARLOS EDUARDO, CHEVEZ CARRANZA MARCO ANTONIO, PISFIL PUEMAPE ARMANDO ENRIQUE, TEJADA PANAQUE RONALD, TINEO TIQUILLAHUANCA REDER-ASESOR: ING. EDWARD RONALD HARO MALDONADO</text:p>
          </table:table-cell>
          <table:table-cell table:style-name="ce32" office:value-type="string">
            <text:p>IS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8">
          <table:table-cell office:value-type="float" office:value="65">
            <text:p>65</text:p>
          </table:table-cell>
          <table:table-cell table:style-name="ce11" office:value-type="date" office:date-value="2010-11-03">
            <text:p>03/11/10</text:p>
          </table:table-cell>
          <table:table-cell table:style-name="ce14" office:value-type="string">
            <text:p>EXP. Nº5555-2010-FICSA-D</text:p>
          </table:table-cell>
          <table:table-cell table:style-name="ce17" office:value-type="string">
            <text:p>OFICINA CENTRAL DE PROYECCIÓN SOCIAL Y EXTENSION UNIVERSITARIA-UNPRG-VICERRECTORADO ACADEMICO</text:p>
          </table:table-cell>
          <table:table-cell table:style-name="ce17" office:value-type="string">
            <text:p>PROGRAMA UNIVERSIDAD DEL ADULTO MAYOR UDAM</text:p>
          </table:table-cell>
          <table:table-cell table:style-name="ce17" office:value-type="string">
            <text:p>ASALDE TORRES CLAUDIA FIORELLA-CIEZA TENORIO RUGBY YURI-PAREDES LUMBRE MARÍA MAGALY-SUYON MEDINA YULIANA ANTONIETA-ASESOR: ING. GILBERTO MARTIN AMPUERO PASCO</text:p>
          </table:table-cell>
          <table:table-cell table:style-name="ce33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4">
          <table:table-cell office:value-type="float" office:value="66">
            <text:p>66</text:p>
          </table:table-cell>
          <table:table-cell table:style-name="ce10" office:value-type="date" office:date-value="2010-11-10">
            <text:p>10/11/10</text:p>
          </table:table-cell>
          <table:table-cell table:style-name="ce14" office:value-type="string">
            <text:p>EXP. Nº5699-2010-FICSA-D</text:p>
          </table:table-cell>
          <table:table-cell office:value-type="string">
            <text:p>COMITE UNIDOS POR EL PROGRESO – UPIS CORAZÓN DE JESÚS – J.L.O.</text:p>
          </table:table-cell>
          <table:table-cell office:value-type="string">
            <text:p>LEVANTAMIENTO TOPOGRAFICO PARA EL MANZANEO DE LA UPIS SAGRADO CORAZÓN DE JESUS – JOSE LEONARDO ORTIZ</text:p>
          </table:table-cell>
          <table:table-cell office:value-type="string">
            <text:p>LOPEZ SIPION FRANK CESAR-RODAS FLORES MARX-TARRILLO NUNTON JOSE EDUARDO-ASESOR: ING. OSCAR GUILLERMO CUBAS DELGADO</text:p>
          </table:table-cell>
          <table:table-cell table:style-name="ce32" office:value-type="string">
            <text:p>IC</text:p>
          </table:table-cell>
          <table:table-cell table:style-name="ce14" office:value-type="string">
            <text:p>TRAMITADO-<text:span text:style-name="T3">EN </text:span><text:span text:style-name="T3">EJECUCIÓN</text:span></text:p>
          </table:table-cell>
          <table:table-cell table:number-columns-repeated="3"/>
        </table:table-row>
        <table:table-row table:style-name="ro39">
          <table:table-cell office:value-type="float" office:value="67">
            <text:p>67</text:p>
          </table:table-cell>
          <table:table-cell table:style-name="ce10" office:value-type="date" office:date-value="2010-11-10">
            <text:p>10/11/10</text:p>
          </table:table-cell>
          <table:table-cell table:style-name="ce14" office:value-type="string">
            <text:p>EXP. Nº5711-2010-FICSA-D</text:p>
          </table:table-cell>
          <table:table-cell office:value-type="string">
            <text:p>INSTITUTO DE EDUCACION SUPERIOR TECNOLOGICO PRIVADO TUMAN</text:p>
          </table:table-cell>
          <table:table-cell office:value-type="string">
            <text:p>PLAN ESTRATEGICO DEL INSTITUTO DE EDUCACION SUPERIOR TECNOLOGICO PRIVADO TUMAN</text:p>
          </table:table-cell>
          <table:table-cell table:style-name="ce15" office:value-type="string">
            <text:p>BARRIOS MORALES CATALINO-CHERO SANTAMARIA MARIBEL-MESTA MORI CRISTHIAN-RODRIGUEZ PALACIOS MABEL-SANTOS TICLIAHUANCA SONIA-SALAZAR SILVA JOSÉ JESÚS-VASQUEZ VEGA YOISY ELIZABETH-ASESOR: ING. EDWARD RONALD HARO MALDONADO</text:p>
          </table:table-cell>
          <table:table-cell table:style-name="ce32" office:value-type="string">
            <text:p>IS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20">
          <table:table-cell office:value-type="float" office:value="68">
            <text:p>68</text:p>
          </table:table-cell>
          <table:table-cell table:style-name="ce10" office:value-type="date" office:date-value="2010-11-18">
            <text:p>18/11/10</text:p>
          </table:table-cell>
          <table:table-cell table:style-name="ce14" office:value-type="string">
            <text:p>EXP. Nº5457-2010-FICSA-D</text:p>
          </table:table-cell>
          <table:table-cell office:value-type="string">
            <text:p>BIBLIOTECA ESPECIALIZADA DE LA FACULTAD DE INGENIERIA CIVIL DE SISTEMAS Y DE ARQUITECTURA</text:p>
          </table:table-cell>
          <table:table-cell office:value-type="string">
            <text:p>SELECCIÓN Y EVALUACIÓN DEL MATERIAL BIBLIOGRAFICO DE LA FACULTAD DE INGENIERIA CIVIL DE SISTEMAS Y DE ARQUITECTURA</text:p>
          </table:table-cell>
          <table:table-cell table:style-name="ce15" office:value-type="string">
            <text:p>LARIOS AGUIRRE JUAN MANUEL-SAAVEDRA ALVARADO JOSE-MEDINA AGUILAR DAVID-ASESOR: ING. NICOLAS WALTER MORALES UCHOFEN</text:p>
          </table:table-cell>
          <table:table-cell table:style-name="ce32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40">
          <table:table-cell office:value-type="float" office:value="69">
            <text:p>69</text:p>
          </table:table-cell>
          <table:table-cell table:style-name="ce10" office:value-type="date" office:date-value="2010-11-25">
            <text:p>25/11/10</text:p>
          </table:table-cell>
          <table:table-cell table:style-name="ce14" office:value-type="string">
            <text:p>EXP. Nº5978-2010-FICSA-D</text:p>
          </table:table-cell>
          <table:table-cell office:value-type="string">
            <text:p>MORADORES DE LA CALLE YAHUARHUACA (TRAMO-AV. UNION-AV. LOS ANDES) </text:p>
          </table:table-cell>
          <table:table-cell office:value-type="string">
            <text:p>EXPEDIENTE TECNICO VEREDAS CA. YAHUARHUACA (TRAMO AV. UNION-AV. LOS ANDES)</text:p>
          </table:table-cell>
          <table:table-cell table:style-name="ce15" office:value-type="string">
            <text:p>ACUÑA DIAZ JULIO CESAR-ASESOR: ING. ROGER ANTONIO ANAYA MORALES</text:p>
          </table:table-cell>
          <table:table-cell table:style-name="ce32" office:value-type="string">
            <text:p>IC</text:p>
          </table:table-cell>
          <table:table-cell office:value-type="string">
            <text:p>TRAMITADO-CULMINADO-<text:span text:style-name="T2">PRESENTADO</text:span></text:p>
          </table:table-cell>
          <table:table-cell table:number-columns-repeated="3"/>
        </table:table-row>
        <table:table-row table:style-name="ro36">
          <table:table-cell office:value-type="float" office:value="70">
            <text:p>70</text:p>
          </table:table-cell>
          <table:table-cell table:style-name="ce10" office:value-type="date" office:date-value="2010-11-30">
            <text:p>30/11/10</text:p>
          </table:table-cell>
          <table:table-cell table:style-name="ce14" office:value-type="string">
            <text:p>EXP. Nº6008-2010-FICSA-D</text:p>
          </table:table-cell>
          <table:table-cell office:value-type="string">
            <text:p>ASOCIACION DE FABRICANTES DE CALZADOS E INSUMOS TUMBES AF-CIT</text:p>
          </table:table-cell>
          <table:table-cell office:value-type="string">
            <text:p>PROYECTO CE CENTROS COMERCIALES RUBRO DE VENTA DE CALZADO TUMBES</text:p>
          </table:table-cell>
          <table:table-cell table:style-name="ce25" office:value-type="string">
            <text:p>PROYECTO NO EJECUTADO</text:p>
          </table:table-cell>
          <table:table-cell table:style-name="ce34"/>
          <table:table-cell table:style-name="ce15" office:value-type="string">
            <text:p>PUBLICADO</text:p>
          </table:table-cell>
          <table:table-cell table:number-columns-repeated="3"/>
        </table:table-row>
        <table:table-row table:style-name="ro22">
          <table:table-cell office:value-type="float" office:value="71">
            <text:p>71</text:p>
          </table:table-cell>
          <table:table-cell table:style-name="ce10" office:value-type="date" office:date-value="2010-12-02">
            <text:p>02/12/10</text:p>
          </table:table-cell>
          <table:table-cell table:style-name="ce14" office:value-type="string">
            <text:p>EXP. Nº6134-2010-FICSA-D</text:p>
          </table:table-cell>
          <table:table-cell office:value-type="string">
            <text:p>ASOCIACION DE POBLADORES DEL CASERIO SAN PEDRO SASAPE-DIST. ILLIMO-PROV. Y DPTO. LAMBAYEQUE</text:p>
          </table:table-cell>
          <table:table-cell office:value-type="string">
            <text:p>ELABORACION DE PLANO PERIMETRICO</text:p>
          </table:table-cell>
          <table:table-cell table:style-name="ce25" office:value-type="string">
            <text:p>PROYECTO NO EJECUTADO</text:p>
          </table:table-cell>
          <table:table-cell table:style-name="ce34"/>
          <table:table-cell table:style-name="ce40" office:value-type="string">
            <text:p>PUBLICADO</text:p>
          </table:table-cell>
          <table:table-cell table:number-columns-repeated="3"/>
        </table:table-row>
        <table:table-row table:style-name="ro20">
          <table:table-cell office:value-type="float" office:value="72">
            <text:p>72</text:p>
          </table:table-cell>
          <table:table-cell table:style-name="ce10" office:value-type="date" office:date-value="2010-12-09">
            <text:p>09/12/10</text:p>
          </table:table-cell>
          <table:table-cell table:style-name="ce14" office:value-type="string">
            <text:p>EXP. Nº6196-2010-FICSA-D <text:s/>OFICIO 1556-2010-FICSA-D</text:p>
          </table:table-cell>
          <table:table-cell office:value-type="string">
            <text:p>POLICIA NACIONAL DEL PERU-DIRECCION CONTRA LA CORRUPCION-DEPARTAMENTO DESCONCENTRADO CONTRA LA CORRUPCION – CHICLAYO</text:p>
          </table:table-cell>
          <table:table-cell office:value-type="string">
            <text:p>PARTICIPACION COMO PERITOS PARA LA OBRA INTEGRAL DE CONSTRUCCION DEL SISTEMA DE AGUA POTABLE Y ALCANTARILLADO, DISTRITO DE PITIPO</text:p>
          </table:table-cell>
          <table:table-cell office:value-type="string">
            <text:p>ING. MANUEL ALEJANDRO BORJA SUAREZ Y EL ING. WESLEY AMADO SALAZAR BRAVO</text:p>
          </table:table-cell>
          <table:table-cell table:style-name="ce32" office:value-type="string">
            <text:p>IC</text:p>
          </table:table-cell>
          <table:table-cell table:style-name="ce4" office:value-type="string">
            <text:p>TRAMITADO POR DECANATO-<text:span text:style-name="T3">EN </text:span><text:span text:style-name="T3">EJECUCION</text:span></text:p>
          </table:table-cell>
          <table:table-cell table:number-columns-repeated="3"/>
        </table:table-row>
        <table:table-row table:style-name="ro34">
          <table:table-cell office:value-type="float" office:value="73">
            <text:p>73</text:p>
          </table:table-cell>
          <table:table-cell table:style-name="ce10" office:value-type="date" office:date-value="2010-12-09">
            <text:p>09/12/10</text:p>
          </table:table-cell>
          <table:table-cell table:style-name="ce14" office:value-type="string">
            <text:p>EXP. Nº6204-2010-FICSA-D</text:p>
          </table:table-cell>
          <table:table-cell office:value-type="string">
            <text:p>SUTE – PROVINCIAL LAMBAYEQUE</text:p>
          </table:table-cell>
          <table:table-cell office:value-type="string">
            <text:p>ESTUDIO TECNICO Y PROFESIONAL “LA CASA DEL MAESTRO”</text:p>
          </table:table-cell>
          <table:table-cell table:style-name="ce25" office:value-type="string">
            <text:p>PROYECTO NO EJECUTADO</text:p>
          </table:table-cell>
          <table:table-cell table:style-name="ce34"/>
          <table:table-cell table:style-name="ce40" office:value-type="string">
            <text:p>PUBLICADO</text:p>
          </table:table-cell>
          <table:table-cell table:number-columns-repeated="3"/>
        </table:table-row>
        <table:table-row table:style-name="ro22">
          <table:table-cell office:value-type="float" office:value="74">
            <text:p>74</text:p>
          </table:table-cell>
          <table:table-cell table:style-name="ce10" office:value-type="date" office:date-value="2010-12-22">
            <text:p>22/12/10</text:p>
          </table:table-cell>
          <table:table-cell table:style-name="ce14" office:value-type="string">
            <text:p>EXP. Nº6421-2010-FICSA-D</text:p>
          </table:table-cell>
          <table:table-cell office:value-type="string">
            <text:p>MUNICIPALIDAD DISTRITAL DE OYOTUN</text:p>
          </table:table-cell>
          <table:table-cell office:value-type="string">
            <text:p>ESTUDIO TECNICO TRAZO DEFINITIVO DE LA CARRETERA DESDE LA CIUDAD DE OYOTUN AL CENTRO POBLADO ESPINAL-DISTRITO: OYOTUN, PROV. CHCLAYO, DPTO. LAMBAYEQUE</text:p>
          </table:table-cell>
          <table:table-cell table:style-name="ce15" office:value-type="string">
            <text:p>RODAS FLORES MARX-TARRILLO NUNTON JOSE </text:p>
          </table:table-cell>
          <table:table-cell table:style-name="ce32" office:value-type="string">
            <text:p>IC</text:p>
          </table:table-cell>
          <table:table-cell table:style-name="ce41" office:value-type="string">
            <text:p>EN EJECUCION</text:p>
          </table:table-cell>
          <table:table-cell table:number-columns-repeated="3"/>
        </table:table-row>
        <table:table-row table:style-name="ro38">
          <table:table-cell office:value-type="float" office:value="75">
            <text:p>75</text:p>
          </table:table-cell>
          <table:table-cell table:style-name="ce10" office:value-type="date" office:date-value="2010-12-22">
            <text:p>22/12/10</text:p>
          </table:table-cell>
          <table:table-cell table:style-name="ce14" office:value-type="string">
            <text:p>EXP. Nº6426-2010-FICSA-D</text:p>
          </table:table-cell>
          <table:table-cell office:value-type="string">
            <text:p>DULCERIA SIPAN</text:p>
          </table:table-cell>
          <table:table-cell office:value-type="string">
            <text:p>PLAN ESTRATEGICO DE LA DULCERIA SIPAN</text:p>
          </table:table-cell>
          <table:table-cell office:value-type="string">
            <text:p>ANGELES MILLONES GELMONT-CONTRERAS TAPIA JUAN YOEL-LOCONI GONZALES JHON EDWARD-LOZANO PAZ EUCLIDES ALBERTO-RACCHUMI NIMA JUAN CARLOS-ASESOR: ING. EDWARD RONALD HARO MALDONADO</text:p>
          </table:table-cell>
          <table:table-cell table:style-name="ce32" office:value-type="string">
            <text:p>IS</text:p>
          </table:table-cell>
          <table:table-cell table:style-name="ce41" office:value-type="string">
            <text:p>EN EJECUCION</text:p>
          </table:table-cell>
          <table:table-cell table:number-columns-repeated="3"/>
        </table:table-row>
        <table:table-row table:style-name="ro36">
          <table:table-cell office:value-type="float" office:value="76">
            <text:p>76</text:p>
          </table:table-cell>
          <table:table-cell table:style-name="ce12" office:value-type="date" office:date-value="2010-12-29">
            <text:p>29/12/10</text:p>
          </table:table-cell>
          <table:table-cell table:style-name="ce14" office:value-type="string">
            <text:p>EXP. Nº6460-2010-FICSA-D</text:p>
          </table:table-cell>
          <table:table-cell office:value-type="string">
            <text:p>MIMDES-INABIF-PROGRAMA INTEGRAL NACIONAL PARA EL BIENESTAR FAMILIAR</text:p>
          </table:table-cell>
          <table:table-cell office:value-type="string">
            <text:p>CAPACITACIÓN EN HARDWARE Y OFFICE</text:p>
          </table:table-cell>
          <table:table-cell office:value-type="string">
            <text:p>FARRO TORRES MARIELA ANGELICA DEL CARMEN-ASESOR: ING. CESAR AUGUSTO GUZMÁN VALLE</text:p>
          </table:table-cell>
          <table:table-cell table:style-name="ce32" office:value-type="string">
            <text:p>IS</text:p>
          </table:table-cell>
          <table:table-cell table:style-name="ce4" office:value-type="string">
            <text:p>TRAMITADO-<text:span text:style-name="T3">EN </text:span><text:span text:style-name="T3">EJECUCION</text:span>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12:2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14:38:39.70</meta:creation-date>
    <dc:date>2011-01-20T12:25:06</dc:date>
    <meta:editing-duration>PT21H48M35S</meta:editing-duration>
    <meta:editing-cycles>46</meta:editing-cycles>
    <meta:generator>OpenOffice.org/3.2$Linux OpenOffice.org_project/320m12$Build-9483</meta:generator>
    <meta:print-date>2010-01-05T10:55:41.89</meta:print-date>
    <dc:creator>Secretaria </dc:creator>
    <meta:document-statistic meta:table-count="3" meta:cell-count="609" meta:object-count="0"/>
  </office:meta>
</office:document-meta>
</file>